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stem-ui" svg:font-family="system-ui, apple-system, 'Segoe UI', Roboto, Ubuntu, Cantarell, 'Noto Sans', sans-serif, Aria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justify" style:justify-single-word="false"/>
      <style:text-properties fo:color="#000000" style:text-position="0% 100%" style:font-name="Arial" fo:font-size="16pt" fo:font-style="italic" fo:font-weight="normal" officeooo:rsid="000f7237" officeooo:paragraph-rsid="001ba15d" style:font-size-asian="16pt" style:font-style-asian="italic" style:font-weight-asian="normal" style:font-size-complex="16pt" style:font-style-complex="italic" style:font-weight-complex="normal"/>
    </style:style>
    <style:style style:name="P2" style:family="paragraph" style:parent-style-name="Heading_20_2">
      <style:paragraph-properties fo:text-align="justify" style:justify-single-word="false"/>
      <style:text-properties fo:color="#000000" style:text-position="0% 100%" style:font-name="Arial" fo:font-size="16pt" fo:font-style="italic" fo:font-weight="normal" officeooo:rsid="000bfaf4" officeooo:paragraph-rsid="000fe5ec" style:font-size-asian="16pt" style:font-style-asian="italic" style:font-weight-asian="normal" style:font-size-complex="16pt" style:font-style-complex="italic" style:font-weight-complex="normal"/>
    </style:style>
    <style:style style:name="P3" style:family="paragraph" style:parent-style-name="Heading_20_2">
      <style:paragraph-properties fo:text-align="justify" style:justify-single-word="false"/>
      <style:text-properties fo:color="#000000" style:text-position="0% 100%" style:font-name="Arial" fo:font-size="16pt" fo:font-style="italic" fo:font-weight="normal" officeooo:rsid="000f7237" officeooo:paragraph-rsid="000f07d9" style:font-size-asian="16pt" style:font-style-asian="italic" style:font-weight-asian="normal" style:font-size-complex="16pt" style:font-style-complex="italic" style:font-weight-complex="normal"/>
    </style:style>
    <style:style style:name="P4" style:family="paragraph" style:parent-style-name="Heading_20_1">
      <style:paragraph-properties fo:text-align="justify" style:justify-single-word="false"/>
      <style:text-properties fo:color="#000000" style:text-position="0% 100%" style:font-name="Arial" fo:font-size="18pt" fo:font-weight="bold" officeooo:rsid="000708a0" officeooo:paragraph-rsid="000cb617" style:font-size-asian="18pt" style:font-weight-asian="bold" style:font-size-complex="18pt" style:font-weight-complex="bold" loext:padding="0cm" loext:border="none"/>
    </style:style>
    <style:style style:name="P5" style:family="paragraph" style:parent-style-name="Heading_20_1">
      <style:paragraph-properties fo:text-align="justify" style:justify-single-word="false"/>
      <style:text-properties fo:color="#000000" style:text-position="0% 100%" style:font-name="Arial" fo:font-size="18pt" fo:font-weight="bold" officeooo:rsid="000708a0" officeooo:paragraph-rsid="0025602b" style:font-size-asian="18pt" style:font-weight-asian="bold" style:font-size-complex="18pt" style:font-weight-complex="bold" loext:padding="0cm" loext:border="none"/>
    </style:style>
    <style:style style:name="P6" style:family="paragraph" style:parent-style-name="Heading_20_1">
      <style:paragraph-properties fo:text-align="justify" style:justify-single-word="false"/>
      <style:text-properties fo:color="#000000" style:text-position="0% 100%" style:font-name="Arial" fo:font-size="18pt" fo:font-weight="normal" officeooo:rsid="000708a0" officeooo:paragraph-rsid="0025602b" style:font-size-asian="18pt" style:font-size-complex="18pt" loext:padding="0cm" loext:border="none"/>
    </style:style>
    <style:style style:name="P7" style:family="paragraph" style:parent-style-name="Heading_20_2">
      <style:paragraph-properties fo:text-align="justify" style:justify-single-word="false"/>
      <style:text-properties fo:font-variant="normal" fo:text-transform="none" fo:color="#3465a4" style:text-position="0% 100%" style:font-name="Arial" fo:font-size="18pt" fo:letter-spacing="normal" fo:font-style="italic" fo:font-weight="bold" officeooo:rsid="00063711" officeooo:paragraph-rsid="000fe5ec" style:font-size-asian="18pt" style:font-style-asian="italic" style:font-size-complex="18pt" style:font-style-complex="italic"/>
    </style:style>
    <style:style style:name="P8" style:family="paragraph" style:parent-style-name="Heading_20_2">
      <style:text-properties fo:font-variant="normal" fo:text-transform="none" fo:color="#3465a4" style:font-name="Arial" fo:font-size="16pt" fo:letter-spacing="normal" fo:font-style="normal" fo:font-weight="bold" officeooo:paragraph-rsid="000cb617" style:font-size-asian="16pt" style:font-weight-asian="bold" style:font-size-complex="16pt" style:font-weight-complex="bold"/>
    </style:style>
    <style:style style:name="P9" style:family="paragraph" style:parent-style-name="Heading_20_2">
      <style:text-properties fo:font-variant="normal" fo:text-transform="none" fo:color="#3465a4" style:font-name="Arial" fo:font-size="16pt" fo:letter-spacing="normal" fo:font-style="normal" fo:font-weight="bold" officeooo:paragraph-rsid="001ba15d" style:font-size-asian="16pt" style:font-weight-asian="bold" style:font-size-complex="16pt" style:font-weight-complex="bold"/>
    </style:style>
    <style:style style:name="P10" style:family="paragraph" style:parent-style-name="Heading_20_2">
      <style:paragraph-properties fo:text-align="justify" style:justify-single-word="false"/>
      <style:text-properties fo:color="#3465a4" style:font-name="Arial" officeooo:rsid="000bfaf4" officeooo:paragraph-rsid="000bfaf4"/>
    </style:style>
    <style:style style:name="P11" style:family="paragraph" style:parent-style-name="Heading_20_2">
      <style:paragraph-properties fo:text-align="justify" style:justify-single-word="false"/>
      <style:text-properties fo:color="#3465a4" style:font-name="Arial" officeooo:rsid="000bfaf4" officeooo:paragraph-rsid="001ba15d"/>
    </style:style>
    <style:style style:name="P12" style:family="paragraph" style:parent-style-name="Standard">
      <style:paragraph-properties fo:text-align="start" style:justify-single-word="false"/>
      <style:text-properties fo:color="#000000" style:font-name="Arial" officeooo:rsid="00063711" officeooo:paragraph-rsid="00063711"/>
    </style:style>
    <style:style style:name="P13" style:family="paragraph" style:parent-style-name="Standard">
      <style:paragraph-properties fo:text-align="justify" style:justify-single-word="false"/>
      <style:text-properties fo:color="#000000" style:font-name="Arial" fo:font-style="italic" officeooo:rsid="00063711" officeooo:paragraph-rsid="00063711" style:font-style-asian="italic" style:font-style-complex="italic"/>
    </style:style>
    <style:style style:name="P14" style:family="paragraph" style:parent-style-name="Standard">
      <style:paragraph-properties fo:text-align="justify" style:justify-single-word="false"/>
      <style:text-properties fo:font-variant="normal" fo:text-transform="none" fo:color="#000000" style:font-name="Arial" fo:font-size="12pt" fo:letter-spacing="normal" fo:font-style="italic" fo:font-weight="normal" officeooo:paragraph-rsid="0025602b" style:font-style-asian="italic" style:font-weight-asian="normal" style:font-style-complex="italic" style:font-weight-complex="normal"/>
    </style:style>
    <style:style style:name="P15" style:family="paragraph" style:parent-style-name="Standard">
      <style:paragraph-properties fo:text-align="justify" style:justify-single-word="false"/>
      <style:text-properties style:font-name="Arial" fo:font-style="italic" officeooo:paragraph-rsid="000cb617" style:font-style-asian="italic" style:font-style-complex="italic"/>
    </style:style>
    <style:style style:name="P16" style:family="paragraph" style:parent-style-name="Standard">
      <style:paragraph-properties fo:text-align="justify" style:justify-single-word="false"/>
      <style:text-properties style:font-name="Arial" fo:font-style="italic" officeooo:paragraph-rsid="0025602b" style:font-style-asian="italic" style:font-style-complex="italic"/>
    </style:style>
    <style:style style:name="P17" style:family="paragraph" style:parent-style-name="Text_20_body">
      <style:paragraph-properties fo:text-align="justify" style:justify-single-word="false"/>
      <style:text-properties fo:font-variant="normal" fo:text-transform="none" fo:color="#3465a4" style:text-position="0% 100%" style:font-name="Arial" fo:font-size="12pt" fo:letter-spacing="normal" fo:font-style="italic" fo:font-weight="bold" officeooo:rsid="000bfaf4" officeooo:paragraph-rsid="000bfaf4" style:font-size-asian="18pt" style:font-style-asian="italic" style:font-weight-asian="bold" style:font-size-complex="18pt" style:font-style-complex="italic" style:font-weight-complex="bold"/>
    </style:style>
    <style:style style:name="P18" style:family="paragraph" style:parent-style-name="Text_20_body">
      <style:paragraph-properties fo:text-align="justify" style:justify-single-word="false"/>
      <style:text-properties fo:font-variant="normal" fo:text-transform="none" fo:color="#3465a4" style:text-position="0% 100%" style:font-name="Arial" fo:font-size="12pt" fo:letter-spacing="normal" fo:font-style="italic" fo:font-weight="bold" officeooo:rsid="000bfaf4" officeooo:paragraph-rsid="001ba15d" style:font-size-asian="18pt" style:font-style-asian="italic" style:font-weight-asian="bold" style:font-size-complex="18pt" style:font-style-complex="italic" style:font-weight-complex="bold"/>
    </style:style>
    <style:style style:name="P19" style:family="paragraph" style:parent-style-name="Text_20_body">
      <style:paragraph-properties fo:text-align="start" style:justify-single-word="false"/>
      <style:text-properties fo:font-variant="normal" fo:text-transform="none" fo:color="#000000" style:text-position="0% 100%" style:font-name="Arial" fo:font-size="12pt" fo:letter-spacing="normal" fo:font-style="normal" fo:font-weight="normal" officeooo:rsid="000f7237" officeooo:paragraph-rsid="002750c9" style:font-size-asian="16pt" style:font-style-asian="normal" style:font-weight-asian="normal" style:font-size-complex="16pt" style:font-style-complex="normal" style:font-weight-complex="normal"/>
    </style:style>
    <style:style style:name="P20" style:family="paragraph" style:parent-style-name="Text_20_body">
      <style:paragraph-properties fo:text-align="justify" style:justify-single-word="false"/>
      <style:text-properties fo:font-variant="normal" fo:text-transform="none" fo:color="#000000" style:text-position="0% 100%" style:font-name="Arial" fo:font-size="12pt" fo:letter-spacing="normal" fo:font-style="italic" fo:font-weight="bold" officeooo:rsid="000f7237" officeooo:paragraph-rsid="000f7237" style:font-size-asian="16pt" style:font-style-asian="italic" style:font-weight-asian="bold" style:font-size-complex="16pt" style:font-style-complex="italic" style:font-weight-complex="bold"/>
    </style:style>
    <style:style style:name="P21" style:family="paragraph" style:parent-style-name="Text_20_body">
      <style:paragraph-properties fo:text-align="start" style:justify-single-word="false"/>
      <style:text-properties fo:font-variant="normal" fo:text-transform="none" fo:color="#000000" style:text-position="0% 100%" style:font-name="Arial" fo:font-size="12pt" fo:letter-spacing="normal" fo:font-style="normal" fo:font-weight="normal" officeooo:rsid="000f7237" officeooo:paragraph-rsid="001d7337" style:font-size-asian="16pt" style:font-style-asian="normal" style:font-weight-asian="normal" style:font-size-complex="16pt" style:font-style-complex="normal" style:font-weight-complex="normal"/>
    </style:style>
    <style:style style:name="P22" style:family="paragraph" style:parent-style-name="Text_20_body">
      <style:paragraph-properties fo:text-align="justify" style:justify-single-word="false"/>
      <style:text-properties fo:font-variant="normal" fo:text-transform="none" fo:color="#000000" style:font-name="Arial" fo:font-size="12pt" fo:letter-spacing="normal" fo:font-style="italic" fo:font-weight="normal" officeooo:paragraph-rsid="000cb617" style:font-style-asian="italic" style:font-weight-asian="normal" style:font-style-complex="italic" style:font-weight-complex="normal"/>
    </style:style>
    <style:style style:name="P23" style:family="paragraph" style:parent-style-name="Text_20_body">
      <style:paragraph-properties fo:text-align="justify" style:justify-single-word="false"/>
      <style:text-properties fo:font-variant="normal" fo:text-transform="none" fo:color="#000000" style:font-name="Arial" fo:font-size="12pt" fo:letter-spacing="normal" fo:font-style="italic" fo:font-weight="normal" officeooo:paragraph-rsid="001ba15d" style:font-style-asian="italic" style:font-weight-asian="normal" style:font-style-complex="italic" style:font-weight-complex="normal"/>
    </style:style>
    <style:style style:name="P24" style:family="paragraph" style:parent-style-name="Text_20_body">
      <style:paragraph-properties fo:text-align="justify" style:justify-single-word="false"/>
      <style:text-properties fo:font-variant="normal" fo:text-transform="none" fo:color="#000000" style:font-name="Arial" fo:font-size="12pt" fo:letter-spacing="normal" fo:font-style="italic" fo:font-weight="bold" officeooo:paragraph-rsid="001ba15d" style:font-style-asian="italic" style:font-weight-asian="bold" style:font-style-complex="italic" style:font-weight-complex="bold"/>
    </style:style>
    <style:style style:name="P25" style:family="paragraph" style:parent-style-name="Text_20_body">
      <style:paragraph-properties fo:text-align="start" style:justify-single-word="false"/>
      <style:text-properties officeooo:paragraph-rsid="000cb617"/>
    </style:style>
    <style:style style:name="P26" style:family="paragraph" style:parent-style-name="Text_20_body">
      <style:paragraph-properties fo:text-align="start" style:justify-single-word="false"/>
      <style:text-properties officeooo:paragraph-rsid="002750c9"/>
    </style:style>
    <style:style style:name="P27" style:family="paragraph" style:parent-style-name="Text_20_body" style:list-style-name="L30"/>
    <style:style style:name="P28" style:family="paragraph" style:parent-style-name="Text_20_body" style:list-style-name="L34"/>
    <style:style style:name="P29" style:family="paragraph" style:parent-style-name="Text_20_body" style:list-style-name="L37"/>
    <style:style style:name="P30" style:family="paragraph" style:parent-style-name="Text_20_body" style:list-style-name="L38"/>
    <style:style style:name="P31" style:family="paragraph" style:parent-style-name="Text_20_body">
      <style:paragraph-properties fo:text-align="justify" style:justify-single-word="false"/>
      <style:text-properties fo:color="#000000" style:text-position="0% 100%" style:font-name="Arial" fo:font-size="16pt" fo:font-style="italic" fo:font-weight="normal" officeooo:rsid="000f7237" officeooo:paragraph-rsid="002750c9" style:font-size-asian="16pt" style:font-style-asian="italic" style:font-weight-asian="normal" style:font-size-complex="16pt" style:font-style-complex="italic" style:font-weight-complex="normal"/>
    </style:style>
    <style:style style:name="P32" style:family="paragraph" style:parent-style-name="Text_20_body">
      <style:paragraph-properties fo:text-align="start" style:justify-single-word="false"/>
      <style:text-properties fo:color="#000000" style:text-position="0% 100%" style:font-name="Arial" fo:font-size="16pt" fo:font-style="italic" fo:font-weight="normal" officeooo:rsid="000f7237" officeooo:paragraph-rsid="001ba15d" style:font-size-asian="16pt" style:font-style-asian="italic" style:font-weight-asian="normal" style:font-size-complex="16pt" style:font-style-complex="italic" style:font-weight-complex="normal"/>
    </style:style>
    <style:style style:name="P33" style:family="paragraph" style:parent-style-name="Text_20_body">
      <style:paragraph-properties fo:text-align="start" style:justify-single-word="false"/>
      <style:text-properties fo:color="#000000" style:text-position="0% 100%" style:font-name="Arial" fo:font-size="16pt" fo:font-style="italic" fo:font-weight="normal" officeooo:rsid="000f7237" officeooo:paragraph-rsid="002750c9" style:font-size-asian="16pt" style:font-style-asian="italic" style:font-weight-asian="normal" style:font-size-complex="16pt" style:font-style-complex="italic" style:font-weight-complex="normal"/>
    </style:style>
    <style:style style:name="P34" style:family="paragraph" style:parent-style-name="Text_20_body">
      <style:paragraph-properties fo:text-align="start" style:justify-single-word="false"/>
      <style:text-properties fo:color="#000000" style:font-name="Arial" fo:font-style="italic" officeooo:rsid="00063711" officeooo:paragraph-rsid="000ddd26" style:font-style-asian="italic" style:font-style-complex="italic"/>
    </style:style>
    <style:style style:name="P35" style:family="paragraph" style:parent-style-name="Text_20_body" style:list-style-name="L42"/>
    <style:style style:name="P36" style:family="paragraph" style:parent-style-name="Text_20_body" style:list-style-name="L47"/>
    <style:style style:name="P37" style:family="paragraph" style:parent-style-name="Text_20_body" style:list-style-name="L50"/>
    <style:style style:name="P38" style:family="paragraph" style:parent-style-name="Text_20_body">
      <style:text-properties style:font-name="Arial"/>
    </style:style>
    <style:style style:name="P39" style:family="paragraph" style:parent-style-name="Text_20_body">
      <style:paragraph-properties fo:text-align="justify" style:justify-single-word="false"/>
      <style:text-properties style:font-name="Arial" fo:font-style="italic" officeooo:paragraph-rsid="000cb617" style:font-style-asian="italic" style:font-style-complex="italic"/>
    </style:style>
    <style:style style:name="P40" style:family="paragraph" style:parent-style-name="Text_20_body" style:list-style-name="L27">
      <style:text-properties style:font-name="Arial"/>
    </style:style>
    <style:style style:name="P41" style:family="paragraph" style:parent-style-name="Text_20_body" style:list-style-name="L28">
      <style:text-properties style:font-name="Arial"/>
    </style:style>
    <style:style style:name="P42" style:family="paragraph" style:parent-style-name="Text_20_body" style:list-style-name="L29">
      <style:text-properties style:font-name="Arial"/>
    </style:style>
    <style:style style:name="P43" style:family="paragraph" style:parent-style-name="Text_20_body">
      <style:text-properties style:font-name="Arial" officeooo:paragraph-rsid="0025602b"/>
    </style:style>
    <style:style style:name="P44" style:family="paragraph" style:parent-style-name="Text_20_body" style:list-style-name="L31">
      <style:text-properties style:font-name="Arial"/>
    </style:style>
    <style:style style:name="P45" style:family="paragraph" style:parent-style-name="Text_20_body" style:list-style-name="L32">
      <style:text-properties style:font-name="Arial"/>
    </style:style>
    <style:style style:name="P46" style:family="paragraph" style:parent-style-name="Text_20_body" style:list-style-name="L33">
      <style:text-properties style:font-name="Arial"/>
    </style:style>
    <style:style style:name="P47" style:family="paragraph" style:parent-style-name="Text_20_body" style:list-style-name="L35">
      <style:text-properties style:font-name="Arial"/>
    </style:style>
    <style:style style:name="P48" style:family="paragraph" style:parent-style-name="Text_20_body" style:list-style-name="L36">
      <style:text-properties style:font-name="Arial"/>
    </style:style>
    <style:style style:name="P49" style:family="paragraph" style:parent-style-name="Text_20_body" style:list-style-name="L39">
      <style:text-properties style:font-name="Arial"/>
    </style:style>
    <style:style style:name="P50" style:family="paragraph" style:parent-style-name="Text_20_body" style:list-style-name="L40">
      <style:text-properties style:font-name="Arial"/>
    </style:style>
    <style:style style:name="P51" style:family="paragraph" style:parent-style-name="Text_20_body" style:list-style-name="L41">
      <style:text-properties style:font-name="Arial"/>
    </style:style>
    <style:style style:name="P52" style:family="paragraph" style:parent-style-name="Text_20_body" style:list-style-name="L43">
      <style:text-properties style:font-name="Arial"/>
    </style:style>
    <style:style style:name="P53" style:family="paragraph" style:parent-style-name="Text_20_body" style:list-style-name="L44">
      <style:text-properties style:font-name="Arial"/>
    </style:style>
    <style:style style:name="P54" style:family="paragraph" style:parent-style-name="Text_20_body" style:list-style-name="L45">
      <style:text-properties style:font-name="Arial"/>
    </style:style>
    <style:style style:name="P55" style:family="paragraph" style:parent-style-name="Text_20_body" style:list-style-name="L46">
      <style:text-properties style:font-name="Arial"/>
    </style:style>
    <style:style style:name="P56" style:family="paragraph" style:parent-style-name="Text_20_body" style:list-style-name="L48">
      <style:text-properties style:font-name="Arial"/>
    </style:style>
    <style:style style:name="P57" style:family="paragraph" style:parent-style-name="Text_20_body" style:list-style-name="L49">
      <style:text-properties style:font-name="Arial"/>
    </style:style>
    <style:style style:name="P58" style:family="paragraph" style:parent-style-name="Text_20_body" style:list-style-name="L51">
      <style:text-properties style:font-name="Arial"/>
    </style:style>
    <style:style style:name="P59" style:family="paragraph" style:parent-style-name="Text_20_body" style:list-style-name="L52">
      <style:text-properties style:font-name="Arial"/>
    </style:style>
    <style:style style:name="P60" style:family="paragraph" style:parent-style-name="Text_20_body">
      <style:paragraph-properties fo:text-align="start" style:justify-single-word="false"/>
      <style:text-properties fo:color="#3465a4" style:font-name="Arial" fo:font-style="italic" fo:font-weight="bold" officeooo:rsid="000bfaf4" officeooo:paragraph-rsid="000cb617" style:font-style-asian="italic" style:font-weight-asian="bold" style:font-style-complex="italic" style:font-weight-complex="bold"/>
    </style:style>
    <style:style style:name="P61" style:family="paragraph" style:parent-style-name="Text_20_body" style:list-style-name="L30">
      <style:paragraph-properties fo:margin-top="0cm" fo:margin-bottom="0cm" loext:contextual-spacing="false"/>
    </style:style>
    <style:style style:name="P62" style:family="paragraph" style:parent-style-name="Text_20_body" style:list-style-name="L34">
      <style:paragraph-properties fo:margin-top="0cm" fo:margin-bottom="0cm" loext:contextual-spacing="false"/>
    </style:style>
    <style:style style:name="P63" style:family="paragraph" style:parent-style-name="Text_20_body" style:list-style-name="L37">
      <style:paragraph-properties fo:margin-top="0cm" fo:margin-bottom="0cm" loext:contextual-spacing="false"/>
    </style:style>
    <style:style style:name="P64" style:family="paragraph" style:parent-style-name="Text_20_body" style:list-style-name="L38">
      <style:paragraph-properties fo:margin-top="0cm" fo:margin-bottom="0cm" loext:contextual-spacing="false"/>
    </style:style>
    <style:style style:name="P65" style:family="paragraph" style:parent-style-name="Text_20_body" style:list-style-name="L42">
      <style:paragraph-properties fo:margin-top="0cm" fo:margin-bottom="0cm" loext:contextual-spacing="false"/>
    </style:style>
    <style:style style:name="P66" style:family="paragraph" style:parent-style-name="Text_20_body" style:list-style-name="L47">
      <style:paragraph-properties fo:margin-top="0cm" fo:margin-bottom="0cm" loext:contextual-spacing="false"/>
    </style:style>
    <style:style style:name="P67" style:family="paragraph" style:parent-style-name="Text_20_body" style:list-style-name="L50">
      <style:paragraph-properties fo:margin-top="0cm" fo:margin-bottom="0cm" loext:contextual-spacing="false"/>
    </style:style>
    <style:style style:name="P68" style:family="paragraph" style:parent-style-name="Text_20_body" style:list-style-name="L27">
      <style:paragraph-properties fo:margin-top="0cm" fo:margin-bottom="0cm" loext:contextual-spacing="false"/>
      <style:text-properties style:font-name="Arial"/>
    </style:style>
    <style:style style:name="P69" style:family="paragraph" style:parent-style-name="Text_20_body" style:list-style-name="L28">
      <style:paragraph-properties fo:margin-top="0cm" fo:margin-bottom="0cm" loext:contextual-spacing="false"/>
      <style:text-properties style:font-name="Arial"/>
    </style:style>
    <style:style style:name="P70" style:family="paragraph" style:parent-style-name="Text_20_body" style:list-style-name="L29">
      <style:paragraph-properties fo:margin-top="0cm" fo:margin-bottom="0cm" loext:contextual-spacing="false"/>
      <style:text-properties style:font-name="Arial"/>
    </style:style>
    <style:style style:name="P71" style:family="paragraph" style:parent-style-name="Text_20_body" style:list-style-name="L31">
      <style:paragraph-properties fo:margin-top="0cm" fo:margin-bottom="0cm" loext:contextual-spacing="false"/>
      <style:text-properties style:font-name="Arial"/>
    </style:style>
    <style:style style:name="P72" style:family="paragraph" style:parent-style-name="Text_20_body" style:list-style-name="L32">
      <style:paragraph-properties fo:margin-top="0cm" fo:margin-bottom="0cm" loext:contextual-spacing="false"/>
      <style:text-properties style:font-name="Arial"/>
    </style:style>
    <style:style style:name="P73" style:family="paragraph" style:parent-style-name="Text_20_body" style:list-style-name="L33">
      <style:paragraph-properties fo:margin-top="0cm" fo:margin-bottom="0cm" loext:contextual-spacing="false"/>
      <style:text-properties style:font-name="Arial"/>
    </style:style>
    <style:style style:name="P74" style:family="paragraph" style:parent-style-name="Text_20_body" style:list-style-name="L35">
      <style:paragraph-properties fo:margin-top="0cm" fo:margin-bottom="0cm" loext:contextual-spacing="false"/>
      <style:text-properties style:font-name="Arial"/>
    </style:style>
    <style:style style:name="P75" style:family="paragraph" style:parent-style-name="Text_20_body" style:list-style-name="L36">
      <style:paragraph-properties fo:margin-top="0cm" fo:margin-bottom="0cm" loext:contextual-spacing="false"/>
      <style:text-properties style:font-name="Arial"/>
    </style:style>
    <style:style style:name="P76" style:family="paragraph" style:parent-style-name="Text_20_body" style:list-style-name="L39">
      <style:paragraph-properties fo:margin-top="0cm" fo:margin-bottom="0cm" loext:contextual-spacing="false"/>
      <style:text-properties style:font-name="Arial"/>
    </style:style>
    <style:style style:name="P77" style:family="paragraph" style:parent-style-name="Text_20_body" style:list-style-name="L40">
      <style:paragraph-properties fo:margin-top="0cm" fo:margin-bottom="0cm" loext:contextual-spacing="false"/>
      <style:text-properties style:font-name="Arial"/>
    </style:style>
    <style:style style:name="P78" style:family="paragraph" style:parent-style-name="Text_20_body" style:list-style-name="L41">
      <style:paragraph-properties fo:margin-top="0cm" fo:margin-bottom="0cm" loext:contextual-spacing="false"/>
      <style:text-properties style:font-name="Arial"/>
    </style:style>
    <style:style style:name="P79" style:family="paragraph" style:parent-style-name="Text_20_body" style:list-style-name="L43">
      <style:paragraph-properties fo:margin-top="0cm" fo:margin-bottom="0cm" loext:contextual-spacing="false"/>
      <style:text-properties style:font-name="Arial"/>
    </style:style>
    <style:style style:name="P80" style:family="paragraph" style:parent-style-name="Text_20_body" style:list-style-name="L44">
      <style:paragraph-properties fo:margin-top="0cm" fo:margin-bottom="0cm" loext:contextual-spacing="false"/>
      <style:text-properties style:font-name="Arial"/>
    </style:style>
    <style:style style:name="P81" style:family="paragraph" style:parent-style-name="Text_20_body" style:list-style-name="L45">
      <style:paragraph-properties fo:margin-top="0cm" fo:margin-bottom="0cm" loext:contextual-spacing="false"/>
      <style:text-properties style:font-name="Arial"/>
    </style:style>
    <style:style style:name="P82" style:family="paragraph" style:parent-style-name="Text_20_body" style:list-style-name="L46">
      <style:paragraph-properties fo:margin-top="0cm" fo:margin-bottom="0cm" loext:contextual-spacing="false"/>
      <style:text-properties style:font-name="Arial"/>
    </style:style>
    <style:style style:name="P83" style:family="paragraph" style:parent-style-name="Text_20_body" style:list-style-name="L48">
      <style:paragraph-properties fo:margin-top="0cm" fo:margin-bottom="0cm" loext:contextual-spacing="false"/>
      <style:text-properties style:font-name="Arial"/>
    </style:style>
    <style:style style:name="P84" style:family="paragraph" style:parent-style-name="Text_20_body" style:list-style-name="L49">
      <style:paragraph-properties fo:margin-top="0cm" fo:margin-bottom="0cm" loext:contextual-spacing="false"/>
      <style:text-properties style:font-name="Arial"/>
    </style:style>
    <style:style style:name="P85" style:family="paragraph" style:parent-style-name="Text_20_body" style:list-style-name="L51">
      <style:paragraph-properties fo:margin-top="0cm" fo:margin-bottom="0cm" loext:contextual-spacing="false"/>
      <style:text-properties style:font-name="Arial"/>
    </style:style>
    <style:style style:name="P86" style:family="paragraph" style:parent-style-name="Text_20_body" style:list-style-name="L52">
      <style:paragraph-properties fo:margin-top="0cm" fo:margin-bottom="0cm" loext:contextual-spacing="false"/>
      <style:text-properties style:font-name="Arial"/>
    </style:style>
    <style:style style:name="T1" style:family="text">
      <style:text-properties fo:font-weight="bold" officeooo:rsid="001ba15d" style:font-weight-asian="bold" style:font-weight-complex="bold"/>
    </style:style>
    <style:style style:name="T2" style:family="text">
      <style:text-properties fo:font-size="12pt" style:font-size-asian="12pt" style:font-size-complex="12pt"/>
    </style:style>
    <style:style style:name="T3" style:family="text">
      <style:text-properties fo:color="#000000" fo:font-size="12pt" fo:font-weight="normal" style:font-size-asian="12pt" style:font-weight-asian="normal" style:font-size-complex="12pt" style:font-weight-complex="normal"/>
    </style:style>
    <style:style style:name="T4" style:family="text">
      <style:text-properties fo:color="#000000" style:font-name="Arial" fo:font-size="12pt" style:font-size-asian="12pt" style:font-size-complex="12pt"/>
    </style:style>
    <style:style style:name="T5" style:family="text">
      <style:text-properties fo:color="#000000" style:font-name="Arial" fo:font-size="12pt" fo:font-weight="normal" style:font-size-asian="12pt" style:font-weight-asian="normal" style:font-size-complex="12pt" style:font-weight-complex="normal"/>
    </style:style>
    <style:style style:name="T6" style:family="text">
      <style:text-properties fo:color="#000000" style:font-name="Arial" fo:font-size="12pt" fo:font-weight="bold" style:font-size-asian="12pt" style:font-weight-asian="bold" style:font-size-complex="12pt" style:font-weight-complex="bold"/>
    </style:style>
    <style:style style:name="T7" style:family="text">
      <style:text-properties fo:font-variant="normal" fo:text-transform="none" fo:color="#000000" style:text-position="super 58%" fo:font-size="12pt" fo:letter-spacing="normal" fo:font-weight="bold"/>
    </style:style>
    <style:style style:name="T8" style:family="text">
      <style:text-properties fo:font-variant="normal" fo:text-transform="none" fo:color="#000000" style:text-position="super 58%" fo:font-size="12pt" fo:letter-spacing="normal" fo:font-weight="bold" style:font-weight-asian="bold" style:font-weight-complex="bold"/>
    </style:style>
    <style:style style:name="T9" style:family="text">
      <style:text-properties fo:font-variant="normal" fo:text-transform="none" fo:color="#000000" style:text-position="super 58%" fo:font-size="12pt" fo:letter-spacing="normal" fo:font-weight="bold" officeooo:rsid="001ba15d" style:font-weight-asian="bold" style:font-weight-complex="bold"/>
    </style:style>
    <style:style style:name="T10" style:family="text">
      <style:text-properties fo:font-variant="normal" fo:text-transform="none" fo:color="#000000" style:text-position="super 58%" fo:font-size="12pt" fo:letter-spacing="normal" fo:font-weight="bold" officeooo:rsid="001ba15d"/>
    </style:style>
    <style:style style:name="T11" style:family="text">
      <style:text-properties fo:font-variant="normal" fo:text-transform="none" fo:color="#000000" style:text-position="super 58%" fo:font-size="12pt" fo:letter-spacing="normal" fo:font-style="normal" fo:font-weight="bold" officeooo:rsid="001ba15d"/>
    </style:style>
    <style:style style:name="T12" style:family="text">
      <style:text-properties fo:font-variant="normal" fo:text-transform="none" fo:color="#000000" fo:font-size="12pt" fo:letter-spacing="normal" fo:font-weight="normal"/>
    </style:style>
    <style:style style:name="T13" style:family="text">
      <style:text-properties fo:font-variant="normal" fo:text-transform="none" fo:color="#000000" fo:font-size="12pt" fo:letter-spacing="normal" fo:font-weight="normal" officeooo:rsid="001ba15d"/>
    </style:style>
    <style:style style:name="T14" style:family="text">
      <style:text-properties fo:font-variant="normal" fo:text-transform="none" fo:color="#000000" fo:font-size="12pt" fo:letter-spacing="normal" fo:font-weight="normal" officeooo:rsid="001ba15d" style:font-weight-asian="bold" style:font-weight-complex="bold"/>
    </style:style>
    <style:style style:name="T15" style:family="text">
      <style:text-properties fo:font-variant="normal" fo:text-transform="none" fo:color="#000000" fo:font-size="12pt" fo:letter-spacing="normal" fo:font-style="normal" fo:font-weight="normal" officeooo:rsid="000f7237" style:font-style-asian="normal" style:font-weight-asian="normal" style:font-style-complex="normal" style:font-weight-complex="normal"/>
    </style:style>
    <style:style style:name="T16" style:family="text">
      <style:text-properties fo:font-variant="normal" fo:text-transform="none" fo:color="#000000" fo:font-size="12pt" fo:letter-spacing="normal" fo:font-style="normal" fo:font-weight="normal" officeooo:rsid="001ba15d"/>
    </style:style>
    <style:style style:name="T17" style:family="text">
      <style:text-properties fo:font-variant="normal" fo:text-transform="none" fo:color="#000000" fo:font-size="12pt" fo:letter-spacing="normal" fo:font-style="normal" fo:font-weight="bold" officeooo:rsid="001ba15d"/>
    </style:style>
    <style:style style:name="T18" style:family="text">
      <style:text-properties fo:font-variant="normal" fo:text-transform="none" fo:color="#000000" fo:font-size="12pt" fo:letter-spacing="normal" fo:font-weight="bold"/>
    </style:style>
    <style:style style:name="T19" style:family="text">
      <style:text-properties fo:font-variant="normal" fo:text-transform="none" fo:color="#000000" fo:font-size="12pt" fo:letter-spacing="normal" fo:font-weight="bold" style:font-weight-asian="bold" style:font-weight-complex="bold"/>
    </style:style>
    <style:style style:name="T20" style:family="text">
      <style:text-properties fo:font-variant="normal" fo:text-transform="none" fo:color="#000000" fo:font-size="12pt" fo:letter-spacing="normal" fo:font-weight="bold" officeooo:rsid="001ba15d" style:font-weight-asian="bold" style:font-weight-complex="bold"/>
    </style:style>
    <style:style style:name="T21" style:family="text">
      <style:text-properties fo:font-variant="normal" fo:text-transform="none" fo:color="#000000" fo:font-size="12pt" fo:letter-spacing="normal" fo:font-weight="bold" officeooo:rsid="001ba15d"/>
    </style:style>
    <style:style style:name="T22" style:family="text">
      <style:text-properties fo:font-variant="normal" fo:text-transform="none" fo:color="#000000" fo:letter-spacing="normal" fo:font-style="italic" fo:font-weight="bold" officeooo:rsid="001ba15d" style:font-style-asian="italic" style:font-style-complex="italic"/>
    </style:style>
    <style:style style:name="T23" style:family="text">
      <style:text-properties fo:font-variant="normal" fo:text-transform="none" fo:color="#000000" fo:letter-spacing="normal" fo:font-style="italic" officeooo:rsid="001ba15d" style:font-style-asian="italic" style:font-style-complex="italic"/>
    </style:style>
    <style:style style:name="T24" style:family="text">
      <style:text-properties fo:font-variant="normal" fo:text-transform="none" fo:color="#000000" style:text-position="0% 100%" fo:font-size="12pt" fo:letter-spacing="normal" fo:font-style="italic" fo:font-weight="normal" officeooo:rsid="0025602b" style:font-size-asian="18pt" style:font-style-asian="italic" style:font-weight-asian="bold" style:font-size-complex="18pt" style:font-style-complex="italic" style:font-weight-complex="bold"/>
    </style:style>
    <style:style style:name="T25" style:family="text">
      <style:text-properties fo:font-variant="normal" fo:text-transform="none" fo:color="#000000" style:text-position="0% 100%" fo:font-size="12pt" fo:letter-spacing="normal" fo:font-style="italic" fo:font-weight="normal" officeooo:rsid="000cb617" style:font-size-asian="18pt" style:font-style-asian="italic" style:font-weight-asian="bold" style:font-size-complex="18pt" style:font-style-complex="italic" style:font-weight-complex="bold"/>
    </style:style>
    <style:style style:name="T26" style:family="text">
      <style:text-properties fo:font-variant="normal" fo:text-transform="none" fo:color="#000000" style:font-name="Arial" fo:font-size="12pt" fo:letter-spacing="normal" fo:font-style="normal" fo:font-weight="normal" officeooo:rsid="000f7237" style:font-style-asian="normal" style:font-weight-asian="normal" style:font-style-complex="normal" style:font-weight-complex="normal"/>
    </style:style>
    <style:style style:name="T27" style:family="text">
      <style:text-properties fo:font-variant="normal" fo:text-transform="none" fo:color="#000000" style:font-name="Arial" fo:font-size="12pt" fo:letter-spacing="normal" fo:font-style="italic" fo:font-weight="bold" officeooo:rsid="000f7237" style:font-style-asian="italic" style:font-weight-asian="bold" style:font-style-complex="italic" style:font-weight-complex="bold"/>
    </style:style>
    <style:style style:name="T28" style:family="text">
      <style:text-properties fo:font-variant="normal" fo:text-transform="none" fo:color="#3465a4" style:text-position="0% 100%" fo:font-size="12pt" fo:letter-spacing="normal" fo:font-style="italic" fo:font-weight="bold" officeooo:rsid="000bfaf4" style:font-size-asian="18pt" style:font-style-asian="italic" style:font-weight-asian="bold" style:font-size-complex="18pt" style:font-style-complex="italic" style:font-weight-complex="bold"/>
    </style:style>
    <style:style style:name="T29" style:family="text">
      <style:text-properties fo:font-variant="normal" fo:text-transform="none" style:text-position="0% 100%" fo:font-size="18pt" fo:letter-spacing="normal" fo:font-style="italic" fo:font-weight="bold" style:font-size-asian="18pt" style:font-style-asian="italic" style:font-size-complex="18pt" style:font-style-complex="italic"/>
    </style:style>
    <style:style style:name="T30" style:family="text">
      <style:text-properties fo:font-variant="normal" fo:text-transform="none" style:text-position="0% 100%" fo:font-size="18pt" fo:letter-spacing="normal" fo:font-style="italic" fo:font-weight="bold" officeooo:rsid="00063711" style:font-size-asian="18pt" style:font-style-asian="italic" style:font-size-complex="18pt" style:font-style-complex="italic"/>
    </style:style>
    <style:style style:name="T31" style:family="text">
      <style:text-properties fo:font-variant="normal" fo:text-transform="none" style:text-position="0% 100%" fo:font-size="18pt" fo:letter-spacing="normal" fo:font-style="italic" fo:font-weight="bold" officeooo:rsid="001ba15d" style:font-size-asian="18pt" style:font-style-asian="italic" style:font-size-complex="18pt" style:font-style-complex="italic"/>
    </style:style>
    <style:style style:name="T32" style:family="text">
      <style:text-properties fo:font-variant="normal" fo:text-transform="none" style:font-name="Arial" fo:font-size="12pt" fo:letter-spacing="normal"/>
    </style:style>
    <style:style style:name="T33" style:family="text">
      <style:text-properties fo:font-variant="normal" fo:text-transform="none" style:font-name="Arial" fo:font-size="12pt" fo:letter-spacing="normal" fo:font-weight="bold" style:font-weight-asian="bold" style:font-weight-complex="bold"/>
    </style:style>
    <style:style style:name="T34" style:family="text">
      <style:text-properties fo:font-variant="normal" fo:text-transform="none" style:font-name="Arial" fo:font-size="12pt" fo:letter-spacing="normal" fo:font-style="normal" fo:font-weight="bold" officeooo:rsid="000cb617" style:font-style-asian="italic" style:font-weight-asian="bold" style:font-style-complex="italic" style:font-weight-complex="bold"/>
    </style:style>
    <style:style style:name="T35" style:family="text">
      <style:text-properties fo:font-variant="normal" fo:text-transform="none" style:font-name="Arial" fo:font-size="12pt" fo:letter-spacing="normal" fo:font-style="normal" style:font-style-asian="normal" style:font-style-complex="normal"/>
    </style:style>
    <style:style style:name="T36" style:family="text">
      <style:text-properties fo:font-variant="normal" fo:text-transform="none" style:font-name="Arial" fo:font-size="12pt" fo:letter-spacing="normal" fo:font-style="normal" fo:font-weight="normal" style:font-style-asian="normal" style:font-weight-asian="normal" style:font-style-complex="normal" style:font-weight-complex="normal"/>
    </style:style>
    <style:style style:name="T37" style:family="text">
      <style:text-properties fo:font-variant="normal" fo:text-transform="none" style:font-name="Arial" fo:font-size="12pt" fo:letter-spacing="normal" fo:font-weight="normal" style:font-weight-asian="normal" style:font-weight-complex="normal"/>
    </style:style>
    <style:style style:name="T38" style:family="text">
      <style:text-properties style:text-position="super 58%" officeooo:rsid="001ba15d"/>
    </style:style>
    <style:style style:name="T39" style:family="text">
      <style:text-properties style:text-position="super 58%" fo:font-weight="bold" officeooo:rsid="001ba15d" style:font-weight-asian="bold" style:font-weight-complex="bold"/>
    </style:style>
    <style:style style:name="T40" style:family="text">
      <style:text-properties officeooo:rsid="001ba15d"/>
    </style:style>
    <style:style style:name="T41" style:family="text">
      <style:text-properties style:font-name="Arial"/>
    </style:style>
    <style:style style:name="T42" style:family="text">
      <style:text-properties style:font-name="Arial" fo:font-size="12pt" style:font-size-asian="12pt" style:font-size-complex="12pt"/>
    </style:style>
    <style:style style:name="T43" style:family="text">
      <style:text-properties style:font-name="Arial" fo:font-size="12pt" fo:font-weight="bold" style:font-size-asian="12pt" style:font-weight-asian="bold" style:font-size-complex="12pt" style:font-weight-complex="bold"/>
    </style:style>
    <style:style style:name="T44" style:family="text">
      <style:text-properties style:font-name="Arial" fo:font-weight="bold" style:font-weight-asian="bold" style:font-weight-complex="bold"/>
    </style:style>
    <style:style style:name="T45" style:family="text">
      <style:text-properties style:font-name="Arial" fo:font-style="italic" style:font-style-asian="italic" style:font-style-complex="italic"/>
    </style:style>
    <style:style style:name="T46" style:family="text">
      <style:text-properties style:font-name="Arial" officeooo:rsid="0028b077"/>
    </style:style>
    <style:style style:name="T47" style:family="text">
      <style:text-properties style:font-name="Arial" officeooo:rsid="002a5555"/>
    </style:style>
    <style:style style:name="T48" style:family="text">
      <style:text-properties style:font-name="Arial" officeooo:rsid="002b427d"/>
    </style:style>
    <style:style style:name="T49" style:family="text">
      <style:text-properties officeooo:rsid="0028b077"/>
    </style:style>
    <style:style style:name="T50" style:family="text">
      <style:text-properties officeooo:rsid="002a5555"/>
    </style:style>
    <style:style style:name="T51" style:family="text">
      <style:text-properties officeooo:rsid="002b427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0" text:outline-level="2"><text:span text:style-name="T30">D</text:span><text:span text:style-name="T29">ay 1</text:span></text:h>
      <text:p text:style-name="P17">English</text:p>
      <text:h text:style-name="P4" text:outline-level="1">Roma 2:26-29</text:h>
      <text:p text:style-name="P38"><text:span text:style-name="T24">MBBTAG</text:span><text:span text:style-name="T25">(</text:span><text:span text:style-name="T24">Magandang Balita Biblia</text:span><text:span text:style-name="T25">)</text:span><text:span text:style-name="T28"> </text:span></text:p>
      <text:p text:style-name="P15"><text:bookmark text:name="tl-MBBTAG-27461"/><text:span text:style-name="T7">26</text:span><text:span text:style-name="T18"> </text:span><text:span text:style-name="T12">Kung ang hindi tuli ay gumagawa batay sa panuntunan ng Kautusan, hindi ba siya ituturing na tuli? </text:span><text:bookmark text:name="tl-MBBTAG-27462"/><text:span text:style-name="T7">27</text:span><text:span text:style-name="T18"> </text:span><text:span text:style-name="T12">Kaya, ikaw na Judiong nasa ilalim ng Kautusan ngunit hindi naman tumutupad nito, ay hahatulan ng mga tumutupad sa Kautusan bagaman hindi sila tinuli. </text:span><text:bookmark text:name="tl-MBBTAG-27463"/><text:span text:style-name="T8">28</text:span><text:span text:style-name="T19"> Sapagkat ang pagiging isang tunay na Judio ay hindi dahil sa panlabas na kaanyuan o dahil sa pagtutuli sa laman.</text:span><text:span text:style-name="T12"> </text:span><text:bookmark text:name="tl-MBBTAG-27464"/><text:span text:style-name="T7">29</text:span><text:span text:style-name="T18"> </text:span><text:span text:style-name="T12">Ang tunay na Judio ay ang taong nabago sa puso't kalooban ayon sa Espiritu at hindi ayon sa Kautusang nasusulat. Ang papuri sa taong iyon ay mula sa Diyos at hindi mula sa mga tao. </text:span></text:p>
      <text:p text:style-name="P39"><text:span text:style-name="T12"/></text:p>
      <text:p text:style-name="P22"/>
      <text:h text:style-name="P8" text:outline-level="2">GUIDE REFLECTION:</text:h>
      <text:p text:style-name="P26"><text:span text:style-name="Strong_20_Emphasis"><text:span text:style-name="T4">Tinitingnan ng Diyos ang Higit pa sa Panlabas</text:span></text:span><text:span text:style-name="Strong_20_Emphasis"><text:span text:style-name="T5"><text:line-break/></text:span></text:span></text:p>
      <text:p text:style-name="P26"><text:span text:style-name="Strong_20_Emphasis"><text:span text:style-name="Emphasis"><text:span text:style-name="T6">Roma 2:28</text:span></text:span></text:span><text:span text:style-name="Strong_20_Emphasis"><text:span text:style-name="T6"><text:line-break/></text:span></text:span><text:span text:style-name="Strong_20_Emphasis"><text:span text:style-name="T5">“Sapagkat ang pagiging isang tunay na Judio ay hindi dahil sa panlabas na kaanyuan o dahil sa pagtutuli sa laman.”</text:span></text:span></text:p>
      <text:h text:style-name="Heading_20_2" text:outline-level="2"><text:span text:style-name="Strong_20_Emphasis"><text:span text:style-name="T41">Sa Sinaunang Panahon</text:span></text:span></text:h>
      <text:p text:style-name="P38">Sa sinaunang Israel, ang pagkakakilanlan ay malapit na nakabatay sa mga panlabas na palatandaan—lahi ng pamilya, tribo, at mga ritwal ng tipan tulad ng pagtutuli. Mahalaga ang mga panlabas na ito bilang bahagi ng tipan ng Diyos sa Israel, ngunit sa paglipas ng panahon, marami ang nagsimulang ituring ang mga ito bilang awtomatikong patunay na sila ay matuwid sa harap ng Diyos.</text:p>
      <text:p text:style-name="P38">Itinutuwid ni Pablo ang ganitong pag-iisip. Inilalantad niya ang isang mapanganib na palagay: na ang panlabas na pagkakakilanlan ay katumbas ng pagtanggap ng Diyos. Sa katotohanan, hindi kailanman nilayon ng Diyos na palitan ng panlabas na tanda ang panloob na pagsunod at tunay na pananampalataya.</text:p>
      <text:p text:style-name="P38">Hindi ito bagong prinsipyo. Maging sa Lumang Tipan, paulit-ulit na binalaan ng Diyos ang Kanyang bayan na ang mga ritwal na walang pagsunod ay walang kabuluhan. Hindi ang simbolo ang problema, kundi ang kalagayan ng pusong nasa likod nito.</text:p>
      <text:h text:style-name="Heading_20_2" text:outline-level="2"><text:soft-page-break/><text:span text:style-name="Strong_20_Emphasis"><text:span text:style-name="T42">Realidad sa Makabagong Lipunan</text:span></text:span></text:h>
      <text:p text:style-name="P38">Ang katotohanang ito ay napakaangkop pa rin sa ating panahon. Ngayon, maaaring hindi na umaasa ang mga tao sa pagtutuli o sinaunang ritwal, ngunit nananatili ang parehong kaisipan sa iba’t ibang anyo:</text:p>
      <text:list xml:id="list2432134101" text:style-name="L27">
        <text:list-item>
          <text:p text:style-name="P68">“Kristiyano ako dahil ipinanganak ako sa pamilyang Kristiyano.” </text:p>
        </text:list-item>
        <text:list-item>
          <text:p text:style-name="P68">“Ligtas ako dahil palagi akong nagsisimba.” </text:p>
        </text:list-item>
        <text:list-item>
          <text:p text:style-name="P68">“Maayos ako sa Diyos dahil ako ay naglilingkod, nagbibigay, o marunong sa Kasulatan.” </text:p>
        </text:list-item>
        <text:list-item>
          <text:p text:style-name="P40">“Mukha akong espirituwal online, kaya siguro espirituwal din ako sa loob.” </text:p>
        </text:list-item>
      </text:list>
      <text:p text:style-name="P38">Sa panahon ngayon, lalo na sa social media, mas pinahahalagahan ang panlabas na imahe kaysa sa panloob na katotohanan. Maraming tao ang maingat na bumubuo ng isang “espirituwal na anyo” online—nagpo-post ng mga talata, awiting pagsamba, o larawan sa simbahan—ngunit sa pribado ay namumuhay sa kompromiso, kapalaluan, sama ng loob, o nakatagong kasalanan.</text:p>
      <text:p text:style-name="P38">Nagbubunga ito ng isang mapanganib na ilusyong espirituwal: mukhang tama sa harap ng tao ngunit hindi tama sa harap ng Diyos.</text:p>
      <text:p text:style-name="P38">Kahit sa labas ng relihiyon, mas pinapahalagahan ng lipunan ang anyo kaysa sa laman:</text:p>
      <text:list xml:id="list1574647092" text:style-name="L28">
        <text:list-item>
          <text:p text:style-name="P69">Ang tagumpay ay sinusukat sa imahe, estado, at bilang ng tagasunod </text:p>
        </text:list-item>
        <text:list-item>
          <text:p text:style-name="P69">Ang karakter ay madalas napapabayaan kung ang isang tao ay mukhang “matagumpay” </text:p>
        </text:list-item>
        <text:list-item>
          <text:p text:style-name="P41">Hinuhusgahan ang tao batay sa ipinapakita, hindi sa tunay niyang pagkatao </text:p>
        </text:list-item>
      </text:list>
      <text:p text:style-name="P38">Ngunit iba ang pamantayan ng Diyos.</text:p>
      <text:h text:style-name="Heading_20_2" text:outline-level="2"><text:span text:style-name="Strong_20_Emphasis"><text:span text:style-name="T42">Ang Hindi Nagbabagong Pamantayan ng Diyos</text:span></text:span></text:h>
      <text:p text:style-name="P38">Hindi sinusukat ng Diyos ang tao ayon sa paraan ng mundo. Hindi Siya nakabatay sa panlabas na pagkakakilanlan, relihiyosong pinagmulan, o pampublikong imahe.</text:p>
      <text:p text:style-name="P38">Mula Genesis hanggang Pahayag, iisa ang Kanyang pokus:</text:p>
      <text:list xml:id="list3423843052" text:style-name="L29">
        <text:list-item>
          <text:p text:style-name="P70">Hindi anyo, kundi puso </text:p>
        </text:list-item>
        <text:list-item>
          <text:p text:style-name="P70">Hindi ritwal, kundi pagsunod </text:p>
        </text:list-item>
        <text:list-item>
          <text:p text:style-name="P42">Hindi imahe, kundi katotohanan </text:p>
        </text:list-item>
      </text:list>
      <text:p text:style-name="P38">Ibig sabihin, maaaring mataas ang tingin ng lipunan sa isang tao ngunit walang laman sa espirituwal sa harap ng Diyos. At maaaring ang isang hindi napapansin ng mundo ay lubos na mahalaga sa langit.</text:p>
      <text:h text:style-name="Heading_20_2" text:outline-level="2"><text:span text:style-name="Strong_20_Emphasis"><text:span text:style-name="T43">Aplikasyon (Hamon sa Totoong Buhay)</text:span></text:span></text:h>
      <text:list xml:id="list457692676" text:style-name="L30">
        <text:list-item>
          <text:p text:style-name="P61"><text:span text:style-name="Strong_20_Emphasis"><text:span text:style-name="T41">Ang relihiyosong pinagmulan ay hindi katumbas ng katuwiran</text:span></text:span><text:span text:style-name="T41"><text:line-break/>Hindi ka awtomatikong matuwid sa Diyos dahil sa iyong pamilya, simbahan, o tradisyon. </text:span></text:p>
        </text:list-item>
        <text:list-item>
          <text:p text:style-name="P61"><text:soft-page-break/><text:span text:style-name="Strong_20_Emphasis"><text:span text:style-name="T41">Ang pagdalo sa simbahan ay hindi garantiya ng pagbabago</text:span></text:span><text:span text:style-name="T41"><text:line-break/>Ang pagiging present sa isang relihiyosong lugar ay hindi nangangahulugang nagbago na ang puso. </text:span></text:p>
        </text:list-item>
        <text:list-item>
          <text:p text:style-name="P61"><text:span text:style-name="Strong_20_Emphasis"><text:span text:style-name="T41">Ang panlabas na anyong espirituwal ay hindi tunay na espirituwalidad</text:span></text:span><text:span text:style-name="T41"><text:line-break/>Hindi naaantig ang Diyos sa ating anyo sa pampublikong pagsamba kung ang ating pribadong buhay ay hiwalay sa Kanya. </text:span></text:p>
        </text:list-item>
        <text:list-item>
          <text:p text:style-name="P27"><text:span text:style-name="Strong_20_Emphasis"><text:span text:style-name="T41">Mas mahalaga sa Diyos kung sino tayo sa loob</text:span></text:span><text:span text:style-name="T41"><text:line-break/>Ang tunay na tanong ay hindi “Paano ako nakikita ng tao?” kundi “Paano ako nakikita ng Diyos?” </text:span></text:p>
        </text:list-item>
      </text:list>
      <text:h text:style-name="Heading_20_2" text:outline-level="2"><text:span text:style-name="Strong_20_Emphasis"><text:span text:style-name="T42">Pangwakas</text:span></text:span></text:h>
      <text:p text:style-name="P38">Sa mundong nahuhumaling sa imahe, tinatawag tayo ng Diyos pabalik sa katotohanan. Ang panlabas na pagkakakilanlan ay maaaring <text:span text:style-name="T49">pakunwari</text:span>, <text:span text:style-name="T49">panlabas</text:span>, o <text:span text:style-name="T49">minana</text:span>—ngunit ang puso ay hindi mai<text:span text:style-name="T49">kukubli</text:span> <text:span text:style-name="T49">kailanman </text:span>sa Kanya.</text:p>
      <text:p text:style-name="Text_20_body"><text:span text:style-name="T41">Hindi naghahanap ang Diyos ng perpektong anyo.<text:line-break/></text:span><text:span text:style-name="Strong_20_Emphasis"><text:span text:style-name="T41">Hinahanap Niya ang pusong lubos </text:span></text:span><text:span text:style-name="Strong_20_Emphasis"><text:span text:style-name="T46">at marunong sumuko</text:span></text:span><text:span text:style-name="Strong_20_Emphasis"><text:span text:style-name="T41"> sa Kanya.</text:span></text:span></text:p>
      <text:p text:style-name="P25"><text:span text:style-name="Strong_20_Emphasis"><text:span text:style-name="T5"/></text:span></text:p>
      <text:p text:style-name="P60"/>
      <text:p text:style-name="P12"/>
      <text:p text:style-name="P34"/>
      <text:p text:style-name="P13"/>
      <text:p text:style-name="P13"/>
      <text:p text:style-name="P13"/>
      <text:p text:style-name="P13"/>
      <text:p text:style-name="P13"/>
      <text:p text:style-name="P13"/>
      <text:h text:style-name="P3" text:outline-level="2"><text:span text:style-name="Strong_20_Emphasis"><text:span text:style-name="T33"/></text:span></text:h>
      <text:p text:style-name="P20"/>
      <text:p text:style-name="P20"/>
      <text:p text:style-name="P20"/>
      <text:p text:style-name="P20"/>
      <text:p text:style-name="P20"/>
      <text:h text:style-name="P11" text:outline-level="2"><text:span text:style-name="T30">D</text:span><text:span text:style-name="T29">ay </text:span><text:span text:style-name="T31">2</text:span></text:h>
      <text:p text:style-name="P18">English</text:p>
      <text:h text:style-name="P5" text:outline-level="1"><text:soft-page-break/>Roma 2:26-29</text:h>
      <text:p text:style-name="P43"><text:span text:style-name="T24">MBBTAG</text:span><text:span text:style-name="T25">(</text:span><text:span text:style-name="T24">Magandang Balita Biblia</text:span><text:span text:style-name="T25">)</text:span><text:span text:style-name="T28"> </text:span></text:p>
      <text:p text:style-name="P14"><text:bookmark text:name="tl-MBBTAG-274611"/><text:span text:style-name="T38">2</text:span><text:span text:style-name="T39">6</text:span><text:span text:style-name="T1"> Kung ang hindi tuli ay gumagawa batay sa panuntunan ng Kautusan, hindi ba siya ituturing na tuli? </text:span><text:bookmark text:name="tl-MBBTAG-274621"/><text:span text:style-name="T39">2</text:span><text:span text:style-name="T38">7</text:span><text:span text:style-name="T40"> Kaya, ikaw na Judiong nasa ilalim ng Kautusan ngunit hindi naman tumutupad nito, ay hahatulan ng mga tumutupad sa Kautusan bagaman hindi sila tinuli. </text:span><text:bookmark text:name="tl-MBBTAG-274631"/><text:span text:style-name="T38">28</text:span><text:span text:style-name="T40"> Sapagkat ang pagiging isang tunay na Judio ay hindi dahil sa panlabas na kaanyuan o dahil sa pagtutuli sa laman. </text:span><text:bookmark text:name="tl-MBBTAG-274641"/><text:span text:style-name="T38">29</text:span><text:span text:style-name="T40"> Ang tunay na Judio ay ang taong nabago sa puso't kalooban ayon sa Espiritu at hindi ayon sa Kautusang nasusulat. Ang papuri sa taong iyon ay mula sa Diyos at hindi mula sa mga tao. </text:span></text:p>
      <text:h text:style-name="P9" text:outline-level="2">GUIDE REFLECTION:</text:h>
      <text:p text:style-name="P19"><text:span text:style-name="Strong_20_Emphasis"><text:span text:style-name="T41">Ang Pagsunod ay Higit kaysa Pagkakakilanlan</text:span></text:span><text:span text:style-name="T41"><text:line-break/></text:span></text:p>
      <text:p text:style-name="P19"><text:span text:style-name="Emphasis"><text:span text:style-name="T44">Roma 2:26</text:span></text:span><text:span text:style-name="T41"><text:line-break/></text:span><text:span text:style-name="T45">“Kung ang hindi tuli ay gumagawa batay sa panuntunan ng Kautusan, hindi ba siya ituturing na tuli?”</text:span></text:p>
      <text:h text:style-name="Heading_20_2" text:outline-level="2"><text:span text:style-name="Strong_20_Emphasis"><text:span text:style-name="T42">Mas Malalim na Katotohanan</text:span></text:span></text:h>
      <text:p text:style-name="Text_20_body"><text:span text:style-name="T41">Matapos ipakita na tinitingnan ng Diyos ang higit pa sa panlabas na pagkakakilanlan, mas pinalalalim pa ni Pablo ang kanyang punto—at ito ay mas radikal. Ipinahayag niya ang isang katotohanang tiyak na ikinagulat ng kanyang mga tagapakinig: </text:span><text:span text:style-name="Strong_20_Emphasis"><text:span text:style-name="T41">mas mahalaga ang pagsunod kaysa pagkakakilanlan.</text:span></text:span></text:p>
      <text:p text:style-name="P38">Sa sinaunang Israel, ang pagiging bahagi ng piniling bayan ng Diyos ay itinuturing na isang malaking pribilehiyo. Ang mga Judio ay may Kautusan, may tipan, at may mga panlabas na tanda ng pagiging kabilang. Samantala, ang mga Hentil ay itinuturing na tagalabas—malayo sa Diyos at walang bahagi sa Kanyang mga pangako.</text:p>
      <text:p text:style-name="P38">Ngunit binaligtad ni Pablo ang ganitong pag-iisip.</text:p>
      <text:p text:style-name="P38">Ipinahayag niya na kung ang isang Hentil—isang wala sa tipan—ay namumuhay sa pagsunod sa Diyos, kinikilala siya ng Diyos bilang Kanyang sarili. Sa kabilang banda, ang isang Judio na may Kautusan ngunit hindi naman sumusunod ay walang anumang pakinabang.</text:p>
      <text:p text:style-name="Text_20_body"><text:span text:style-name="T41">Ipinapakita nito ang isang makapangyarihang katotohanan:<text:line-break/></text:span><text:span text:style-name="Strong_20_Emphasis"><text:span text:style-name="T41">Hindi sinusukat ng Diyos kung ano ang ating tinanggap, kundi kung paano tayo tumutugon.</text:span></text:span></text:p>
      <text:p text:style-name="P38">Ang pagkakakilanlan, pribilehiyo, at kaalaman ay walang kabuluhan kung hindi sinasamahan ng pagsunod. Ang tunay na tanong ay hindi “Ano ang iyong label?” kundi “Paano ka namumuhay?”</text:p>
      <text:h text:style-name="Heading_20_2" text:outline-level="2"><text:soft-page-break/><text:span text:style-name="Strong_20_Emphasis"><text:span text:style-name="T42">Realidad sa Makabagong Lipunan</text:span></text:span></text:h>
      <text:p text:style-name="P38">Malinaw ang mensaheng ito sa ating henerasyon ngayon.</text:p>
      <text:p text:style-name="P38">Maraming tao ang umaasa sa kanilang pagkakakilanlan kaysa sa tunay na pagsunod:</text:p>
      <text:list xml:id="list571741638" text:style-name="L31">
        <text:list-item>
          <text:p text:style-name="P71">“Kristiyano ako” bilang label, hindi bilang pamumuhay </text:p>
        </text:list-item>
        <text:list-item>
          <text:p text:style-name="P71">Alam ang Kasulatan ngunit hindi isinasabuhay </text:p>
        </text:list-item>
        <text:list-item>
          <text:p text:style-name="P71">Aktibo sa ministeryo ngunit kulang sa personal na kabanalan </text:p>
        </text:list-item>
        <text:list-item>
          <text:p text:style-name="P44">Inaangkin ang pananampalataya ngunit walang pinagkaiba sa pamumuhay ng mundo </text:p>
        </text:list-item>
      </text:list>
      <text:p text:style-name="P38">Sa makabagong panahon, lalo na’t madaling makakuha ng kaalaman, posible nang mas marami ang alam tungkol sa Diyos—ngunit mas kaunti ang <text:span text:style-name="T49">pagsunod</text:span> sa <text:span text:style-name="T49">Kautusan Niya</text:span>.</text:p>
      <text:p text:style-name="P38">Mayroon ding banayad na kaisipan ng “karapatan” sa espirituwal:</text:p>
      <text:list xml:id="list1183959334" text:style-name="L32">
        <text:list-item>
          <text:p text:style-name="P72">“Matagal na akong nagsisimba” </text:p>
        </text:list-item>
        <text:list-item>
          <text:p text:style-name="P72">“Naglilingkod ako sa ministeryo” </text:p>
        </text:list-item>
        <text:list-item>
          <text:p text:style-name="P45">“Alam ko ang Bibliya” </text:p>
        </text:list-item>
      </text:list>
      <text:p text:style-name="P38">Ngunit wala sa mga ito ang awtomatikong nangangahulugan na ang buhay ay kalugod-lugod sa Diyos.</text:p>
      <text:p text:style-name="P38">Kasabay nito, may mga taong maaaring walang parehong pinagmulan o relihiyosong pagkakakilanlan—ngunit tunay na naghahanap sa Diyos, mapagpakumbaba, at namumuhay sa pagsunod. Ayon sa turo ni Pablo, sila ang kinikilala ng Diyos.</text:p>
      <text:p text:style-name="P38">Hinahamon nito ang paraan ng pagsukat natin sa espirituwalidad. Pinahahalagahan ng lipunan ang posisyon, kasikatan, at impluwensya—ngunit ang Diyos ay pinahahalagahan ang pagsunod.</text:p>
      <text:h text:style-name="Heading_20_2" text:outline-level="2"><text:span text:style-name="Strong_20_Emphasis"><text:span text:style-name="T42">Prinsipyo ng Kaharian ng Diyos</text:span></text:span></text:h>
      <text:p text:style-name="P38">Ang kaharian ng Diyos ay hindi gumagana ayon sa sistema ng tao tungkol sa estado o pagkakakilanlan. Ito ay nakabatay sa katotohanan at pagtugon.</text:p>
      <text:list xml:id="list749188966" text:style-name="L33">
        <text:list-item>
          <text:p text:style-name="P73">Hindi <text:span text:style-name="T50">sa </text:span>pinagmulan, kundi <text:span text:style-name="T50">sa </text:span>pagsunod </text:p>
        </text:list-item>
        <text:list-item>
          <text:p text:style-name="P73">Hindi <text:span text:style-name="T50">sa </text:span>pribilehiyo, kundi <text:span text:style-name="T50">sa </text:span>pagsasabuhay </text:p>
        </text:list-item>
        <text:list-item>
          <text:p text:style-name="P46">Hindi <text:span text:style-name="T50">sa </text:span>kaalaman, kundi <text:span text:style-name="T50">sa </text:span>aplikasyon </text:p>
        </text:list-item>
      </text:list>
      <text:p text:style-name="P38">Ibig sabihin, walang sinuman ang maaaring umasa lamang sa kanyang pinagmulan, at walang sinuman ang hindi maaaring tanggapin ng Diyos. Lahat ay nasa iisang batayan: ang buhay na tumutugon sa Diyos sa pamamagitan ng pagsunod.</text:p>
      <text:h text:style-name="Heading_20_2" text:outline-level="2"><text:span text:style-name="Strong_20_Emphasis"><text:span text:style-name="T42">Aplikasyon (Hamon sa Totoong Buhay)</text:span></text:span></text:h>
      <text:list xml:id="list1280640909" text:style-name="L34">
        <text:list-item>
          <text:p text:style-name="P62"><text:span text:style-name="Strong_20_Emphasis"><text:span text:style-name="T41">Ang pananampalataya ay napapatunayan sa pamamagitan ng pagsunod</text:span></text:span><text:span text:style-name="T41"><text:line-break/>Ang tunay na pananampalataya ay hindi lamang pinaniniwalaan—ito ay isinasabuhay araw-araw. </text:span></text:p>
        </text:list-item>
        <text:list-item>
          <text:p text:style-name="P62"><text:soft-page-break/><text:span text:style-name="Strong_20_Emphasis"><text:span text:style-name="T41">Mas mahalaga sa Diyos ang gawa kaysa </text:span></text:span><text:span text:style-name="Strong_20_Emphasis"><text:span text:style-name="T47">pagkakakilanlan</text:span></text:span><text:span text:style-name="T41"><text:line-break/>Ang ginagawa natin sa nalalaman natin ay mas mahalaga kaysa sa sinasabi nating tayo. </text:span></text:p>
        </text:list-item>
        <text:list-item>
          <text:p text:style-name="P62"><text:span text:style-name="Strong_20_Emphasis"><text:span text:style-name="T41">Ang tamang puso ay nagbubunga ng tamang </text:span></text:span><text:span text:style-name="Strong_20_Emphasis"><text:span text:style-name="T47">pamumuh</text:span></text:span><text:span text:style-name="Strong_20_Emphasis"><text:span text:style-name="T41">ay</text:span></text:span><text:span text:style-name="T41"><text:line-break/>Ang pagsunod ang nakikitang ebidensya ng pagbabagong panloob. </text:span></text:p>
        </text:list-item>
        <text:list-item>
          <text:p text:style-name="P28"><text:span text:style-name="Strong_20_Emphasis"><text:span text:style-name="T41">Suriin ang iyong tugon, hindi lang ang iyong pagkakakilanlan</text:span></text:span><text:span text:style-name="T41"><text:line-break/>Tanungin ang sarili: Isinasabuhay ko ba ang aking pinaniniwalaan? </text:span></text:p>
        </text:list-item>
      </text:list>
      <text:h text:style-name="Heading_20_2" text:outline-level="2"><text:span text:style-name="Strong_20_Emphasis"><text:span text:style-name="T42">Pangwakas na Kaisipan</text:span></text:span></text:h>
      <text:p text:style-name="P38">Sa mundong nagbibigay-diin sa pagkakakilanlan, titulo, at pagkilala, tinatawag tayo ng Diyos sa mas malalim—isang buhay ng pagsunod.</text:p>
      <text:p text:style-name="Text_20_body"><text:span text:style-name="T41">Sapagkat sa huli, hindi ang tawag sa atin ang pinakamahalaga—<text:line-break/></text:span><text:span text:style-name="Strong_20_Emphasis"><text:span text:style-name="T41">kundi kung </text:span></text:span><text:span text:style-name="Strong_20_Emphasis"><text:span text:style-name="T47">sinusunod </text:span></text:span><text:span text:style-name="Strong_20_Emphasis"><text:span text:style-name="T41">ba natin </text:span></text:span><text:span text:style-name="Strong_20_Emphasis"><text:span text:style-name="T47">ang Salita N</text:span></text:span><text:span text:style-name="Strong_20_Emphasis"><text:span text:style-name="T41">iya.</text:span></text:span></text:p>
      <text:p text:style-name="P21"/>
      <text:p text:style-name="P20"/>
      <text:p text:style-name="P20"/>
      <text:p text:style-name="P20"/>
      <text:p text:style-name="P20"/>
      <text:p text:style-name="P20"/>
      <text:p text:style-name="P20"/>
      <text:p text:style-name="P20"/>
      <text:p text:style-name="P20"/>
      <text:p text:style-name="P20"/>
      <text:h text:style-name="P7" text:outline-level="2"/>
      <text:h text:style-name="P2" text:outline-level="2"><text:span text:style-name="Strong_20_Emphasis"><text:span text:style-name="T34"/></text:span></text:h>
      <text:h text:style-name="P11" text:outline-level="2"><text:span text:style-name="T30">D</text:span><text:span text:style-name="T29">ay </text:span><text:span text:style-name="T31">3</text:span></text:h>
      <text:p text:style-name="P18">English</text:p>
      <text:h text:style-name="P5" text:outline-level="1">Roma 2:26-29</text:h>
      <text:p text:style-name="P43"><text:span text:style-name="T24">MBBTAG</text:span><text:span text:style-name="T25">(</text:span><text:span text:style-name="T24">Magandang Balita Biblia</text:span><text:span text:style-name="T25">)</text:span><text:span text:style-name="T28"> </text:span></text:p>
      <text:p text:style-name="P16"><text:bookmark text:name="tl-MBBTAG-274612"/><text:span text:style-name="T10">26</text:span><text:span text:style-name="T21"> </text:span><text:span text:style-name="T13">Kung ang hindi tuli ay gumagawa batay sa panuntunan ng Kautusan, hindi ba siya ituturing na tuli? </text:span><text:bookmark text:name="tl-MBBTAG-274622"/><text:span text:style-name="T9">27</text:span><text:span text:style-name="T20"> Kaya, ikaw na Judiong nasa ilalim ng Kautusan ngunit hindi naman </text:span><text:soft-page-break/><text:span text:style-name="T20">tumutupad nito, ay hahatulan ng mga tumutupad sa Kautusan bagaman hindi sila tinuli.</text:span><text:span text:style-name="T13"> </text:span><text:bookmark text:name="tl-MBBTAG-274632"/><text:span text:style-name="T10">28</text:span><text:span text:style-name="T21"> </text:span><text:span text:style-name="T13">Sapagkat ang pagiging isang tunay na Judio ay hindi dahil sa panlabas na kaanyuan o dahil sa pagtutuli sa laman. </text:span><text:bookmark text:name="tl-MBBTAG-274642"/><text:span text:style-name="T10">29</text:span><text:span text:style-name="T21"> </text:span><text:span text:style-name="T13">Ang tunay na Judio ay ang taong nabago sa puso't kalooban ayon sa Espiritu at hindi ayon sa Kautusang nasusulat. Ang papuri sa taong iyon ay mula sa Diyos at hindi mula sa mga tao. </text:span></text:p>
      <text:p text:style-name="P23"/>
      <text:h text:style-name="P9" text:outline-level="2">GUIDE REFLECTION:</text:h>
      <text:p text:style-name="P31"><text:span text:style-name="Strong_20_Emphasis"><text:span text:style-name="T32">Ang Panganib ng Panlabas na Relihiyon na Walang Panloob na Pagbabago</text:span></text:span></text:p>
      <text:p text:style-name="P31"><text:span text:style-name="Strong_20_Emphasis"><text:span text:style-name="Emphasis"><text:span text:style-name="T33">Roma 2:27</text:span></text:span></text:span></text:p>
      <text:p text:style-name="P31"><text:span text:style-name="Strong_20_Emphasis"><text:span text:style-name="T37">“Kaya, ikaw na Judiong nasa ilalim ng Kautusan ngunit hindi naman tumutupad nito, ay hahatulan ng mga tumutupad sa Kautusan bagaman hindi sila tinuli.”</text:span></text:span></text:p>
      <text:p text:style-name="Text_20_body"><text:span text:style-name="Strong_20_Emphasis"><text:span text:style-name="T41"/></text:span></text:p>
      <text:p text:style-name="Text_20_body"><text:span text:style-name="T41">Ipinagpapatuloy ni Pablo ang kanyang matinding argumento sa pamamagitan ng paglalantad ng isang masakit na espirituwal na </text:span><text:span text:style-name="T47">katotohanan</text:span><text:span text:style-name="T41">: </text:span><text:span text:style-name="Strong_20_Emphasis"><text:span text:style-name="T41">ang panlabas na relihiyon ay walang kabuluhan kung hindi ito sinasabayan ng </text:span></text:span><text:span text:style-name="Strong_20_Emphasis"><text:span text:style-name="T47">tunay na</text:span></text:span><text:span text:style-name="Strong_20_Emphasis"><text:span text:style-name="T41"> panloob na pagsunod.</text:span></text:span></text:p>
      <text:p text:style-name="P38">Sa talatang ito, ipinapakita niya ang isang nakakagulat na pag<text:span text:style-name="T50">kaka</text:span>baligtad. Ang mga itinuturing na “tagalabas” (mga Hentil) ay maaaring maging patunay laban sa mga may Kautusan ngunit hindi ito isinasabuhay. Ang isyu ay hindi kung sino ang may hawak ng katotohanan, kundi kung sino ang tumutugon dito.</text:p>
      <text:p text:style-name="P38">Direktang hinaharap nito ang panganib ng relihiyosong pagpapakita na walang tunay na pagbabago.</text:p>
      <text:p text:style-name="P38">Sa sinaunang Israel, paulit-ulit itong naging problema. Maraming tao ang nakikilahok sa mga handog, kapistahan, at pagsamba sa templo, ngunit ang kanilang mga puso ay malayo sa Diyos. Sa panlabas, sila ay mukhang tapat; sa loob, sila ay suwail. Dahil dito, paulit-ulit na nagsugo ang Diyos ng mga propeta upang sila ay <text:span text:style-name="T50">ma</text:span>ituwid, pinaaalalahanan sila na mas ninanais Niya ang pagsunod kaysa ritwal.</text:p>
      <text:p text:style-name="P38">Hindi kailanman naging layunin ng Diyos ang walang laman na gawaing panrelihiyon. Ang Kanyang hinahanap ay pusong nakaayon sa Kanya.</text:p>
      <text:h text:style-name="Heading_20_2" text:outline-level="2"><text:span text:style-name="Strong_20_Emphasis"><text:span text:style-name="T42">Realidad sa Makabagong Lipunan</text:span></text:span></text:h>
      <text:p text:style-name="P38">Ang babalang ito ay napakaangkop pa rin sa ating panahon.</text:p>
      <text:p text:style-name="P38">Ngayon, madaling maging panlabas at palabas lamang ang relihiyon:</text:p>
      <text:list xml:id="list1474930943" text:style-name="L35">
        <text:list-item>
          <text:p text:style-name="P74">Dumadalo sa pagsamba ngunit walang tunay na pagsisisi </text:p>
        </text:list-item>
        <text:list-item>
          <text:p text:style-name="P74">Umaawit ng mga awiting pagsamba habang patuloy sa kasalanan </text:p>
        </text:list-item>
        <text:list-item>
          <text:p text:style-name="P74">Nagpo-post ng espirituwal na nilalaman online ngunit iba ang pamumuhay sa pribado </text:p>
        </text:list-item>
        <text:list-item>
          <text:p text:style-name="P47">Nakikibahagi sa mga gawaing panrelihiyon ngunit binabalewala ang <text:span text:style-name="T50">kautusan</text:span> ng Diyos </text:p>
        </text:list-item>
      </text:list>
      <text:p text:style-name="P38"><text:soft-page-break/>Sa modernong kultura, madali ring ipagkamali ang relihiyosong aktibidad bilang espirituwal na paglago. Iniisip ng iba na ang pagiging aktibo sa simbahan ay awtomatikong nangangahulugang malapit sila sa Diyos. Ngunit hinahamon ito ng babala ni Pablo.</text:p>
      <text:p text:style-name="P38">Mayroon ding mga pagkakataon na ang relihiyon ay nagiging bahagi lamang ng pagkakakilanlan o rutina:</text:p>
      <text:list xml:id="list2838466549" text:style-name="L36">
        <text:list-item>
          <text:p text:style-name="P75">“Tapat ako dahil regular akong nagsisimba” </text:p>
        </text:list-item>
        <text:list-item>
          <text:p text:style-name="P75">“Mabuti ako dahil ako ay naglilingkod” </text:p>
        </text:list-item>
        <text:list-item>
          <text:p text:style-name="P48">“Espirituwal ako dahil alam ko ang mga gawain” </text:p>
        </text:list-item>
      </text:list>
      <text:p text:style-name="P38">Ngunit kung walang panloob na pagsunod, nawawalan ng saysay ang lahat ng ito sa harap ng Diyos.</text:p>
      <text:p text:style-name="P38">Ito ang dahilan kung bakit maraming tao ang mukhang aktibo sa espirituwal sa panlabas ngunit nananatiling hindi nagbabago sa loob.</text:p>
      <text:h text:style-name="Heading_20_2" text:outline-level="2"><text:span text:style-name="Strong_20_Emphasis"><text:span text:style-name="T42">Ang Pamantayan ng Diyos ay Hindi Nagbabago</text:span></text:span></text:h>
      <text:p text:style-name="P38">Hindi kailanman humanga ang Diyos sa panlabas na relihiyon lamang.</text:p>
      <text:p text:style-name="P38">Ang Kanyang ninanais ay:</text:p>
      <text:list xml:id="list75951885" text:style-name="L37">
        <text:list-item>
          <text:p text:style-name="P63"><text:span text:style-name="Strong_20_Emphasis"><text:span text:style-name="T41">Katapatan kaysa pagpapakitang-tao</text:span></text:span><text:span text:style-name="T41"> </text:span></text:p>
        </text:list-item>
        <text:list-item>
          <text:p text:style-name="P63"><text:span text:style-name="Strong_20_Emphasis"><text:span text:style-name="T41">Pagsunod kaysa ritwal</text:span></text:span><text:span text:style-name="T41"> </text:span></text:p>
        </text:list-item>
        <text:list-item>
          <text:p text:style-name="P29"><text:span text:style-name="Strong_20_Emphasis"><text:span text:style-name="T41">Pagbabago kaysa tradisyon</text:span></text:span><text:span text:style-name="T41"> </text:span></text:p>
        </text:list-item>
      </text:list>
      <text:p text:style-name="P38">Kapag ang panlabas na relihiyon ay walang kasamang panloob na katotohanan, ito ay nagiging walang laman. Higit pa rito, nagiging panlilinlang <text:span text:style-name="T50">lamang ito </text:span>sa sarili.</text:p>
      <text:h text:style-name="Heading_20_2" text:outline-level="2"><text:span text:style-name="Strong_20_Emphasis"><text:span text:style-name="T42">Aplikasyon (Hamon sa Totoong Buhay)</text:span></text:span></text:h>
      <text:list xml:id="list1844264146" text:style-name="L38">
        <text:list-item>
          <text:p text:style-name="P64"><text:span text:style-name="Strong_20_Emphasis"><text:span text:style-name="T41">Ang ritwal na walang relasyon ay walang saysay</text:span></text:span><text:span text:style-name="T41"><text:line-break/>Walang halaga ang mga gawaing panrelihiyon kung ang puso ay hiwalay sa Diyos. </text:span></text:p>
        </text:list-item>
        <text:list-item>
          <text:p text:style-name="P64"><text:span text:style-name="Strong_20_Emphasis"><text:span text:style-name="T41">Ang relihiyon na walang pagsunod ay nagiging pagkukunwari</text:span></text:span><text:span text:style-name="T41"><text:line-break/>Ang pag-aangkin ng pananampalataya habang hindi sumusunod sa Diyos ay nagdudulot ng kontradiksyon, hindi pagbabago. </text:span></text:p>
        </text:list-item>
        <text:list-item>
          <text:p text:style-name="P64"><text:span text:style-name="Strong_20_Emphasis"><text:span text:style-name="T41">Hindi tinatanggap ng Diyos ang panlabas na anyo na walang panloob na katotohanan</text:span></text:span><text:span text:style-name="T41"><text:line-break/>Hindi mahalaga kung gaano tayo ka-espirituwal tingnan, kundi kung gaano tayo </text:span><text:span text:style-name="T47">sumusuko</text:span><text:span text:style-name="T41"> sa </text:span><text:span text:style-name="T47">kalooban Ni</text:span><text:span text:style-name="T41">ya. </text:span></text:p>
        </text:list-item>
        <text:list-item>
          <text:p text:style-name="P30"><text:span text:style-name="Strong_20_Emphasis"><text:span text:style-name="T41">Suriin ang pribadong buhay, hindi lamang ang pampublikong buhay</text:span></text:span><text:span text:style-name="T41"><text:line-break/>Ang tunay na espirituwalidad ay </text:span><text:span text:style-name="T47">napapatunayan</text:span><text:span text:style-name="T41"> kahit walang nakakakita. </text:span></text:p>
        </text:list-item>
      </text:list>
      <text:h text:style-name="Heading_20_2" text:outline-level="2"><text:span text:style-name="Strong_20_Emphasis"><text:span text:style-name="T42">Pangwakas</text:span></text:span></text:h>
      <text:p text:style-name="P38">Ang panlabas na relihiyon ay nakikita ng tao, ngunit ang panloob na pagsunod ay <text:span text:style-name="T50">ang tunay</text:span> <text:span text:style-name="T50">na tinitignan</text:span> ng Diyos.</text:p>
      <text:p text:style-name="Text_20_body"><text:soft-page-break/><text:span text:style-name="T41">At sa huli, hindi ang anyo ng pananampalataya ang pinakamahalaga—<text:line-break/></text:span><text:span text:style-name="Strong_20_Emphasis"><text:span text:style-name="T41">kundi ang katotohanan ng pusong tunay na binago Niya.</text:span></text:span></text:p>
      <text:p text:style-name="P1"><text:span text:style-name="Strong_20_Emphasis"><text:span text:style-name="T27"/></text:span></text:p>
      <text:p text:style-name="P1"><text:span text:style-name="Strong_20_Emphasis"><text:span text:style-name="T27"/></text:span></text:p>
      <text:p text:style-name="P1"><text:span text:style-name="Strong_20_Emphasis"><text:span text:style-name="T27"/></text:span></text:p>
      <text:p text:style-name="P1"><text:span text:style-name="Strong_20_Emphasis"><text:span text:style-name="T27"/></text:span></text:p>
      <text:p text:style-name="P1"><text:span text:style-name="Strong_20_Emphasis"><text:span text:style-name="T27"/></text:span></text:p>
      <text:p text:style-name="P1"><text:span text:style-name="Strong_20_Emphasis"><text:span text:style-name="T27"/></text:span></text:p>
      <text:p text:style-name="P1"><text:span text:style-name="Strong_20_Emphasis"><text:span text:style-name="T27"/></text:span></text:p>
      <text:p text:style-name="P1"><text:span text:style-name="Strong_20_Emphasis"><text:span text:style-name="T27"/></text:span></text:p>
      <text:p text:style-name="P1"><text:span text:style-name="Strong_20_Emphasis"><text:span text:style-name="T27"/></text:span></text:p>
      <text:p text:style-name="P1"><text:span text:style-name="Strong_20_Emphasis"><text:span text:style-name="T27"/></text:span></text:p>
      <text:p text:style-name="P1"><text:span text:style-name="Strong_20_Emphasis"><text:span text:style-name="T27"/></text:span></text:p>
      <text:p text:style-name="P1"><text:span text:style-name="Strong_20_Emphasis"><text:span text:style-name="T27"/></text:span></text:p>
      <text:p text:style-name="P1"><text:span text:style-name="Strong_20_Emphasis"><text:span text:style-name="T27"/></text:span></text:p>
      <text:p text:style-name="P1"><text:span text:style-name="Strong_20_Emphasis"><text:span text:style-name="T27"/></text:span></text:p>
      <text:p text:style-name="P1"><text:span text:style-name="Strong_20_Emphasis"><text:span text:style-name="T27"/></text:span></text:p>
      <text:p text:style-name="P1"><text:span text:style-name="Strong_20_Emphasis"><text:span text:style-name="T27"/></text:span></text:p>
      <text:h text:style-name="P11" text:outline-level="2"><text:span text:style-name="T30">D</text:span><text:span text:style-name="T29">ay </text:span><text:span text:style-name="T31">4</text:span></text:h>
      <text:p text:style-name="P18">English</text:p>
      <text:h text:style-name="P5" text:outline-level="1">Roma 2:26-29</text:h>
      <text:p text:style-name="P43"><text:span text:style-name="T24">MBBTAG</text:span><text:span text:style-name="T25">(</text:span><text:span text:style-name="T24">Magandang Balita Biblia</text:span><text:span text:style-name="T25">)</text:span><text:span text:style-name="T28"> </text:span></text:p>
      <text:p text:style-name="P16"><text:bookmark text:name="tl-MBBTAG-274613"/><text:span text:style-name="T9">26</text:span><text:span text:style-name="T20"> </text:span><text:span text:style-name="T14">Kung ang hindi tuli ay gumagawa batay sa panuntunan ng Kautusan, hindi ba siya ituturing na tuli? </text:span><text:bookmark text:name="tl-MBBTAG-274623"/><text:span text:style-name="T9">27</text:span><text:span text:style-name="T20"> </text:span><text:span text:style-name="T14">Kaya, ikaw na Judiong nasa ilalim ng Kautusan ngunit hindi naman tumutupad nito, ay hahatulan ng mga tumutupad sa Kautusan bagaman hindi sila tinuli. </text:span><text:bookmark text:name="tl-MBBTAG-274633"/><text:span text:style-name="T9">28</text:span><text:span text:style-name="T20"> </text:span><text:span text:style-name="T14">Sapagkat ang pagiging isang tunay na Judio ay hindi dahil sa panlabas na kaanyuan o dahil sa pagtutuli sa laman. </text:span><text:bookmark text:name="tl-MBBTAG-274643"/><text:span text:style-name="T9">29</text:span><text:span text:style-name="T20"> Ang tunay na Judio ay ang taong nabago sa puso't kalooban ayon sa Espiritu at hindi ayon sa Kautusang nasusulat. Ang papuri sa taong iyon ay mula sa Diyos at hindi mula sa mga tao. </text:span></text:p>
      <text:p text:style-name="P23"/>
      <text:h text:style-name="P9" text:outline-level="2">GUIDE REFLECTION:</text:h>
      <text:p text:style-name="P33"><text:span text:style-name="Strong_20_Emphasis"><text:span text:style-name="T35">Ang Tunay na Pagtutuli ay sa Puso</text:span></text:span><text:span text:style-name="Strong_20_Emphasis"><text:span text:style-name="T36"><text:line-break/></text:span></text:span></text:p>
      <text:p text:style-name="P33"><text:span text:style-name="Strong_20_Emphasis"><text:span text:style-name="Emphasis"><text:span text:style-name="T32">Roma 2:29</text:span></text:span></text:span></text:p>
      <text:p text:style-name="P33"><text:span text:style-name="Strong_20_Emphasis"><text:span text:style-name="T37">“Ang tunay na Judio ay ang taong nabago sa puso't kalooban ayon sa Espiritu at hindi ayon sa Kautusang nasusulat. Ang papuri sa taong iyon ay mula sa Diyos at hindi mula sa mga tao.”</text:span></text:span></text:p>
      <text:h text:style-name="Heading_20_2" text:outline-level="2"><text:soft-page-break/><text:span text:style-name="Strong_20_Emphasis"><text:span text:style-name="T42">Ang Pinakamalinaw na Pahayag</text:span></text:span></text:h>
      <text:p text:style-name="Text_20_body"><text:span text:style-name="T41">Dito dinadala ni Pablo ang kanyang turo sa pinaka</text:span><text:span text:style-name="T47">ma</text:span><text:span text:style-name="T41">linaw at pinakamakapangyarihang konklusyon: </text:span><text:span text:style-name="Strong_20_Emphasis"><text:span text:style-name="T41">ang tunay na pagiging kabilang sa </text:span></text:span><text:span text:style-name="Strong_20_Emphasis"><text:span text:style-name="T47">mamamayan ng</text:span></text:span><text:span text:style-name="Strong_20_Emphasis"><text:span text:style-name="T41"> Diyos ay hindi panlabas, kundi panloob.</text:span></text:span></text:p>
      <text:p text:style-name="P38">Sa sinaunang Israel, ang pagtutuli ang pisikal na tanda ng bayan ng Diyos. Isa itong mahalagang pagkakakilanlan na naghihiwalay sa Israel sa ibang mga bansa. Ngunit sa paglipas ng panahon, marami ang umasa sa panlabas na tanda habang pinababayaan ang panloob na katotohanang dapat nitong katawanin.</text:p>
      <text:p text:style-name="P38">Itinutuwid ni Pablo ang maling pag-unawang ito sa pamamagitan ng muling pagbibigay-kahulugan kung ano ang tunay na ibig sabihin ng pagiging kabilang sa Diyos. Ipinaliwanag niya na ang tunay na pagkakakilanlan ay hindi nakabatay sa pisikal na marka o sistemang panrelihiyon, kundi sa pusong binago ng Diyos.</text:p>
      <text:p text:style-name="P38">Ang “pagtutuli ng puso” ay hindi kayang gawin ng tao sa sarili niyang <text:span text:style-name="T51">kakayanan</text:span>. Ito ay gawa ng Diyos sa pamamagitan ng Banal na Espiritu. Ito ang katuparan ng pangako ng Bagong Tipan, kung saan ang Diyos ay hindi lamang nag-uutos ng pagbabago mula sa labas, kundi nagdadala ng pagbabago mula sa loob.</text:p>
      <text:p text:style-name="P38">Mula pa sa simula, ang nais ng Diyos ay isang bayan na hindi lamang konektado sa Kanya sa panlabas, kundi binago Niya sa panloob.</text:p>
      <text:h text:style-name="Heading_20_2" text:outline-level="2"><text:span text:style-name="Strong_20_Emphasis"><text:span text:style-name="T42">Realidad sa Makabagong Lipunan</text:span></text:span></text:h>
      <text:p text:style-name="P38">Ang katotohanang ito ay napakahalaga sa ating henerasyon ngayon.</text:p>
      <text:p text:style-name="P38">Maraming tao ang nakatuon sa panlabas na relihiyosong pagkakakilanlan:</text:p>
      <text:list xml:id="list884068049" text:style-name="L39">
        <text:list-item>
          <text:p text:style-name="P76">Pagiging bahagi ng simbahan o denominasyon </text:p>
        </text:list-item>
        <text:list-item>
          <text:p text:style-name="P76">Pagkakaroon ng relihiyosong titulo o tungkulin </text:p>
        </text:list-item>
        <text:list-item>
          <text:p text:style-name="P76">Pagsasagawa ng mga tradisyon at rutina </text:p>
        </text:list-item>
        <text:list-item>
          <text:p text:style-name="P49">Pagpapakita ng espirituwal na imahe sa publiko o <text:span text:style-name="T51">sa </text:span>online </text:p>
        </text:list-item>
      </text:list>
      <text:p text:style-name="P38">Ngunit ipinapaalala ni Pablo na wala sa mga ito ang nagtatakda ng tunay na pagiging kabilang sa Diyos kung ang puso ay hindi <text:span text:style-name="T51">naman </text:span>nabago.</text:p>
      <text:p text:style-name="P38">Sa makabagong lipunan, posible na:</text:p>
      <text:list xml:id="list387172839" text:style-name="L40">
        <text:list-item>
          <text:p text:style-name="P77">Magmukhang espirituwal ngunit hindi nagbago sa loob </text:p>
        </text:list-item>
        <text:list-item>
          <text:p text:style-name="P77">Marunong sa wikang Kristiyano ngunit kulang sa karakter n<text:span text:style-name="T51">g isang alagad ng Diyos</text:span> </text:p>
        </text:list-item>
        <text:list-item>
          <text:p text:style-name="P50">Aktibo sa relihiyosong kapaligiran ngunit nakikipagbuno pa rin sa kapalaluan, sama ng loob, o nakatagong kasalanan </text:p>
        </text:list-item>
      </text:list>
      <text:p text:style-name="P38">Ito ang dahilan kung bakit maraming tao ang nakararanas ng pagkadismaya sa kanilang pananampalataya—binabago nila ang asal ngunit hindi hinahayaan ang Diyos na baguhin ang kanilang puso.</text:p>
      <text:p text:style-name="P38"><text:soft-page-break/>Ngunit ang tunay na Kristiyanismo ay hindi lamang panlabas na pagbabago. Ito ay panloob na pagbabagong-anyo.</text:p>
      <text:h text:style-name="Heading_20_2" text:outline-level="2"><text:span text:style-name="Strong_20_Emphasis"><text:span text:style-name="T42">Gawain ng Diyos sa Bagong Tipan</text:span></text:span></text:h>
      <text:p text:style-name="P38">Sa ilalim ng Bagong Tipan, gumagawa ang Diyos ng mas malalim kaysa pagbabago ng ugali. Binabago Niya ang pinagmumulan—ang puso mismo.</text:p>
      <text:list xml:id="list3791603992" text:style-name="L41">
        <text:list-item>
          <text:p text:style-name="P78">Hindi lang kilos ang binabago, kundi ang mga pagnanasa </text:p>
        </text:list-item>
        <text:list-item>
          <text:p text:style-name="P78">Hindi lang gawi ang inaayos, kundi ang likas na pagkatao </text:p>
        </text:list-item>
        <text:list-item>
          <text:p text:style-name="P51">Hindi lang anyo ang pinapabuti, kundi ang identidad ang binabago </text:p>
        </text:list-item>
      </text:list>
      <text:p text:style-name="P38">Ito ang gawain ng Banal na Espiritu: gawing bago ang tao mula sa loob palabas.</text:p>
      <text:h text:style-name="Heading_20_2" text:outline-level="2"><text:span text:style-name="Strong_20_Emphasis"><text:span text:style-name="T42">Aplikasyon (Hamon sa Totoong Buhay)</text:span></text:span></text:h>
      <text:list xml:id="list3089040642" text:style-name="L42">
        <text:list-item>
          <text:p text:style-name="P65"><text:span text:style-name="Strong_20_Emphasis"><text:span text:style-name="T41">Binabago ng Diyos ang puso, hindi lang ang asal</text:span></text:span><text:span text:style-name="T41"><text:line-break/>Ang tunay na pagbabago ay nagsisimula sa loob, hindi lamang sa panlabas na kilos. </text:span></text:p>
        </text:list-item>
        <text:list-item>
          <text:p text:style-name="P65"><text:span text:style-name="Strong_20_Emphasis"><text:span text:style-name="T41">Ang tunay na pananampalataya ay nagsisimula sa loob</text:span></text:span><text:span text:style-name="T41"><text:line-break/>Bago ang pagbabago ng pamumuhay, kailangan ang pagsuko ng puso. </text:span></text:p>
        </text:list-item>
        <text:list-item>
          <text:p text:style-name="P65"><text:span text:style-name="Strong_20_Emphasis"><text:span text:style-name="T41">Ang Banal na Espiritu ang nagdudulot ng tunay na pagbabago</text:span></text:span><text:span text:style-name="T41"><text:line-break/>Ang pangmatagalang pagbabago ay hindi gawa ng tao—ito ay gawa ng Diyos. </text:span></text:p>
        </text:list-item>
        <text:list-item>
          <text:p text:style-name="P35"><text:span text:style-name="Strong_20_Emphasis"><text:span text:style-name="T41">Suriin ang panloob na buhay, hindi lang ang panlabas</text:span></text:span><text:span text:style-name="T41"><text:line-break/>Tanungin ang sarili: Nabago na ba talaga ng Diyos ang aking puso? </text:span></text:p>
        </text:list-item>
      </text:list>
      <text:h text:style-name="Heading_20_2" text:outline-level="2"><text:span text:style-name="Strong_20_Emphasis"><text:span text:style-name="T42">Pangwakas na Kaisipan</text:span></text:span></text:h>
      <text:p text:style-name="P38">Ang tunay na pagkakakilanlan sa harap ng Diyos ay hindi nakabatay sa panlabas na tanda, kundi sa panloob na pagbabago.</text:p>
      <text:p text:style-name="Text_20_body"><text:span text:style-name="T41">Sapagkat sa huli, ang Diyos ay hindi lamang humuhubog ng asal—<text:line-break/></text:span><text:span text:style-name="Strong_20_Emphasis"><text:span text:style-name="T41">gumagawa Siya ng bagong puso.</text:span></text:span></text:p>
      <text:p text:style-name="P32"><text:span text:style-name="Strong_20_Emphasis"><text:span text:style-name="T26"/></text:span></text:p>
      <text:p text:style-name="P1"><text:span text:style-name="Strong_20_Emphasis"><text:span text:style-name="T27"/></text:span></text:p>
      <text:p text:style-name="P1"><text:span text:style-name="Strong_20_Emphasis"><text:span text:style-name="T27"/></text:span></text:p>
      <text:p text:style-name="P1"><text:span text:style-name="Strong_20_Emphasis"><text:span text:style-name="T27"/></text:span></text:p>
      <text:p text:style-name="P1"><text:span text:style-name="Strong_20_Emphasis"><text:span text:style-name="T27"/></text:span></text:p>
      <text:p text:style-name="P1"><text:span text:style-name="Strong_20_Emphasis"><text:span text:style-name="T27"/></text:span></text:p>
      <text:p text:style-name="P1"><text:span text:style-name="Strong_20_Emphasis"><text:span text:style-name="T27"/></text:span></text:p>
      <text:p text:style-name="P1"><text:span text:style-name="Strong_20_Emphasis"><text:span text:style-name="T27"/></text:span></text:p>
      <text:p text:style-name="P1"><text:span text:style-name="Strong_20_Emphasis"><text:span text:style-name="T27"/></text:span></text:p>
      <text:p text:style-name="P1"><text:span text:style-name="Strong_20_Emphasis"><text:span text:style-name="T27"/></text:span></text:p>
      <text:p text:style-name="P1"><text:span text:style-name="Strong_20_Emphasis"><text:span text:style-name="T27"/></text:span></text:p>
      <text:p text:style-name="P1"><text:span text:style-name="Strong_20_Emphasis"><text:span text:style-name="T27"/></text:span></text:p>
      <text:p text:style-name="P1"><text:span text:style-name="Strong_20_Emphasis"><text:span text:style-name="T27"/></text:span></text:p>
      <text:p text:style-name="P1"><text:span text:style-name="Strong_20_Emphasis"><text:span text:style-name="T27"/></text:span></text:p>
      <text:p text:style-name="P1"><text:span text:style-name="Strong_20_Emphasis"><text:span text:style-name="T27"/></text:span></text:p>
      <text:p text:style-name="P1"><text:soft-page-break/><text:span text:style-name="Strong_20_Emphasis"><text:span text:style-name="T27"/></text:span></text:p>
      <text:p text:style-name="P1"><text:span text:style-name="Strong_20_Emphasis"><text:span text:style-name="T27"/></text:span></text:p>
      <text:p text:style-name="P1"><text:span text:style-name="Strong_20_Emphasis"><text:span text:style-name="T27"/></text:span></text:p>
      <text:p text:style-name="P1"><text:span text:style-name="Strong_20_Emphasis"><text:span text:style-name="T27"/></text:span></text:p>
      <text:p text:style-name="P1"><text:span text:style-name="Strong_20_Emphasis"><text:span text:style-name="T27"/></text:span></text:p>
      <text:p text:style-name="P1"><text:span text:style-name="Strong_20_Emphasis"><text:span text:style-name="T27"/></text:span></text:p>
      <text:h text:style-name="P11" text:outline-level="2"><text:span text:style-name="T30">D</text:span><text:span text:style-name="T29">ay </text:span><text:span text:style-name="T31">5</text:span></text:h>
      <text:p text:style-name="P18">English</text:p>
      <text:h text:style-name="P5" text:outline-level="1">Roma 2:26-29</text:h>
      <text:p text:style-name="P43"><text:span text:style-name="T24">MBBTAG</text:span><text:span text:style-name="T25">(</text:span><text:span text:style-name="T24">Magandang Balita Biblia</text:span><text:span text:style-name="T25">)</text:span><text:span text:style-name="T28"> </text:span></text:p>
      <text:p text:style-name="P16"><text:bookmark text:name="tl-MBBTAG-274614"/><text:span text:style-name="T11">26</text:span><text:span text:style-name="T17"> </text:span><text:span text:style-name="T16">Kung ang hindi tuli ay gumagawa batay sa panuntunan ng Kautusan, hindi ba siya ituturing na tuli?</text:span><text:span text:style-name="T13"> </text:span><text:bookmark text:name="tl-MBBTAG-274624"/><text:span text:style-name="T11">27</text:span><text:span text:style-name="T17"> </text:span><text:span text:style-name="T16">Kaya, ikaw na Judiong nasa ilalim ng Kautusan ngunit hindi naman tumutupad nito, ay hahatulan ng mga tumutupad sa Kautusan bagaman hindi sila tinuli.</text:span><text:span text:style-name="T13"> </text:span><text:bookmark text:name="tl-MBBTAG-274634"/><text:span text:style-name="T11">28</text:span><text:span text:style-name="T17"> </text:span><text:span text:style-name="T16">Sapagkat ang pagiging isang tunay na Judio ay hindi dahil sa panlabas na kaanyuan o dahil sa pagtutuli sa laman.</text:span><text:span text:style-name="T13"> </text:span><text:bookmark text:name="tl-MBBTAG-274644"/><text:span text:style-name="T11">29</text:span><text:span text:style-name="T17"> </text:span><text:span text:style-name="T16">Ang tunay na Judio ay ang taong nabago sa puso't kalooban ayon sa Espiritu at hindi ayon sa Kautusang nasusulat. Ang papuri sa taong iyon ay mula sa Diyos at hindi mula sa mga tao.</text:span><text:span text:style-name="T13"> </text:span></text:p>
      <text:p text:style-name="P23"/>
      <text:h text:style-name="P9" text:outline-level="2">GUIDE REFLECTION:</text:h>
      <text:p text:style-name="P32"><text:span text:style-name="Strong_20_Emphasis"><text:span text:style-name="T35">Ang Sinaunang Israel at ang Problema ng Puso</text:span></text:span><text:span text:style-name="Strong_20_Emphasis"><text:span text:style-name="T36"><text:line-break/></text:span></text:span><text:span text:style-name="Strong_20_Emphasis"><text:span text:style-name="Emphasis"><text:span text:style-name="T32">1 Samuel 16:7</text:span></text:span></text:span><text:span text:style-name="Strong_20_Emphasis"><text:span text:style-name="T36"><text:line-break/>“Ngunit sinabi sa kanya ni Yahweh, ‘Huwag mong tingnan ang kanyang taas at kakisigan sapagkat hindi siya ang pinili ko. Si Yahweh'y hindi tumitingin nang katulad ng pagtingin ng tao. Panlabas na anyo ang tinitingnan ng tao ngunit sa puso tumitingin si Yahweh.’”</text:span></text:span></text:p>
      <text:h text:style-name="Heading_20_2" text:outline-level="2"><text:span text:style-name="Strong_20_Emphasis"><text:span text:style-name="T42">Isang Pangunahing Katotohanan</text:span></text:span></text:h>
      <text:p text:style-name="Text_20_body"><text:span text:style-name="T41">Matagal bago isinulat ni Pablo ang tungkol sa tunay na pagkakakilanlan sa Roma 2, ipinahayag na ng Diyos ang isang mahalagang katotohanan sa kasaysayan ng Israel: </text:span><text:span text:style-name="Strong_20_Emphasis"><text:span text:style-name="T41">ang Kanyang pagsusuri sa tao ay hindi nakabatay sa panlabas na anyo, kundi sa kalagayan ng puso.</text:span></text:span></text:p>
      <text:p text:style-name="P38">Sa konteksto ng 1 Samuel 16, isinugo ang propetang si Samuel upang pahiran ng langis ang susunod na hari ng Israel. Nang makita niya ang mga anak ni Jesse, natural niyang tiningnan ang kanilang lakas, taas, at anyo. Ngunit itinuwid siya ng Diyos, ipinapakita na ang paghuhusga ng tao ay limitado at madalas na <text:span text:style-name="T51">mapanlinlang</text:span>.</text:p>
      <text:p text:style-name="P38">Ang prinsipyong ito ay paulit-ulit na ipinakita sa buong kasaysayan ng sinaunang Israel. Ang mga hari, pari, at propeta ay hindi pinili o kinilala batay lamang sa anyo, estado, o panlabas na kakayahan, kundi sa kalagayan ng kanilang puso sa harap ng Diyos.</text:p>
      <text:p text:style-name="P38"><text:soft-page-break/>Maraming beses na nahirapan ang Israel sa katotohanang ito. Pinanatili nila ang mga sistemang panrelihiyon, mga handog, at pambansang pagkakakilanlan, ngunit ang kanilang mga puso ay malayo sa Diyos. Dahil dito, paulit-ulit silang binalaan ng Diyos sa pamamagitan ng mga propeta—hindi dahil tinanggihan Niya ang kanilang pagkakakilanlan bilang bayan, kundi dahil nawala ang kanilang panloob na debosyon.</text:p>
      <text:p text:style-name="Text_20_body"><text:span text:style-name="T41">Ang turo ni Pablo sa Roma ay pagpapatuloy lamang ng katotohanang ito: </text:span><text:span text:style-name="Strong_20_Emphasis"><text:span text:style-name="T41">ang pagiging kabilang sa </text:span></text:span><text:span text:style-name="Strong_20_Emphasis"><text:span text:style-name="T48">mamamayan ng </text:span></text:span><text:span text:style-name="Strong_20_Emphasis"><text:span text:style-name="T41">Diyos ay laging usapin ng puso, hindi lamang ng panlabas na pagkakakilanlan o posisyong panrelihiyon.</text:span></text:span></text:p>
      <text:h text:style-name="Heading_20_2" text:outline-level="2"><text:span text:style-name="Strong_20_Emphasis"><text:span text:style-name="T42">Realidad sa Makabagong Lipunan</text:span></text:span></text:h>
      <text:p text:style-name="P38">Ang katotohanang ito ay kasing halaga ngayon tulad noong sinaunang panahon.</text:p>
      <text:p text:style-name="P38">Sa modernong lipunan, malaking diin ang ibinibigay sa panlabas na anyo at tagumpay:</text:p>
      <text:list xml:id="list3700113683" text:style-name="L43">
        <text:list-item>
          <text:p text:style-name="P79">Ang pamumuno ay madalas hinuhusgahan batay sa karisma at imahe </text:p>
        </text:list-item>
        <text:list-item>
          <text:p text:style-name="P79">Ang espirituwalidad ay minsan sinusukat sa pagiging visible at aktibo </text:p>
        </text:list-item>
        <text:list-item>
          <text:p text:style-name="P79">Ang respeto ay nakabatay sa impluwensya, estado, o reputasyon </text:p>
        </text:list-item>
        <text:list-item>
          <text:p text:style-name="P52">Ang social media ay naghihikayat ng “curated” na pagkakakilanlan kaysa tunay na pagkatao </text:p>
        </text:list-item>
      </text:list>
      <text:p text:style-name="P38">Kahit sa kontekstong panrelihiyon, posible na mas pagtuunan ang panlabas na papel kaysa panloob na katotohanan:</text:p>
      <text:list xml:id="list4000059438" text:style-name="L44">
        <text:list-item>
          <text:p text:style-name="P80">Naglilingkod sa ministeryo habang may panloob na pakikibaka </text:p>
        </text:list-item>
        <text:list-item>
          <text:p text:style-name="P80">Mukhang matatag sa espirituwal ngunit wasak sa pribado </text:p>
        </text:list-item>
        <text:list-item>
          <text:p text:style-name="P53">Iginagalang sa publiko ngunit hiwalay sa Diyos sa lihim </text:p>
        </text:list-item>
      </text:list>
      <text:p text:style-name="P38">Tulad ng sinaunang Israel, laging may tukso na pahalagahan ang nakikita kaysa sa totoo.</text:p>
      <text:p text:style-name="P38">Ngunit hindi kailanman nagbago ang pamantayan ng Diyos.</text:p>
      <text:h text:style-name="Heading_20_2" text:outline-level="2"><text:span text:style-name="Strong_20_Emphasis"><text:span text:style-name="T42">Ang Hindi Nagbabagong Pamantayan ng Diyos</text:span></text:span></text:h>
      <text:p text:style-name="P38">Mula sa panahon ni Samuel hanggang sa turo ni Pablo sa Roma, iisa ang binibigyang-diin ng Diyos:</text:p>
      <text:list xml:id="list1664556055" text:style-name="L45">
        <text:list-item>
          <text:p text:style-name="P81">Ang tao ay tumitingin sa panlabas </text:p>
        </text:list-item>
        <text:list-item>
          <text:p text:style-name="P54">Ang Diyos ay tumitingin sa puso </text:p>
        </text:list-item>
      </text:list>
      <text:p text:style-name="P38">Ibig sabihin:</text:p>
      <text:list xml:id="list760258626" text:style-name="L46">
        <text:list-item>
          <text:p text:style-name="P82">Hindi napapahanga ang Diyos sa posisyon </text:p>
        </text:list-item>
        <text:list-item>
          <text:p text:style-name="P82">Hindi tinutukoy ng anyo ang katuwiran </text:p>
        </text:list-item>
        <text:list-item>
          <text:p text:style-name="P55">Hindi napapalitan ng relihiyosong gawain ang katapatan </text:p>
        </text:list-item>
      </text:list>
      <text:p text:style-name="P38">Ang hinahanap ng Diyos ay hindi panlabas na pagpapakita, kundi panloob na debosyon.</text:p>
      <text:h text:style-name="Heading_20_2" text:outline-level="2"><text:soft-page-break/><text:span text:style-name="Strong_20_Emphasis"><text:span text:style-name="T42">Aplikasyon (Hamon sa Totoong Buhay)</text:span></text:span></text:h>
      <text:list xml:id="list1705812995" text:style-name="L47">
        <text:list-item>
          <text:p text:style-name="P66"><text:span text:style-name="Strong_20_Emphasis"><text:span text:style-name="T41">Ipinapakita ng kasaysayan ng Israel ang kahalagahan ng puso</text:span></text:span><text:span text:style-name="T41"><text:line-break/>Patuloy na pinili at itinuwid ng Diyos ang tao batay sa panloob na kalagayan, hindi sa panlabas na anyo. </text:span></text:p>
        </text:list-item>
        <text:list-item>
          <text:p text:style-name="P66"><text:span text:style-name="Strong_20_Emphasis"><text:span text:style-name="T41">Hindi nagbabago ang pamantayan ng Diyos</text:span></text:span><text:span text:style-name="T41"><text:line-break/>Ang mahalaga noon ay mahalaga pa rin ngayon: ang puso sa harap ng Diyos. </text:span></text:p>
        </text:list-item>
        <text:list-item>
          <text:p text:style-name="P66"><text:span text:style-name="Strong_20_Emphasis"><text:span text:style-name="T41">Hinahangad Niya ang katapatan, hindi simbolo lamang</text:span></text:span><text:span text:style-name="T41"><text:line-break/>Hindi naaantig ang Diyos sa walang laman na pagpapakita, kundi sa tunay na pananampalataya at pagsunod. </text:span></text:p>
        </text:list-item>
        <text:list-item>
          <text:p text:style-name="P36"><text:span text:style-name="Strong_20_Emphasis"><text:span text:style-name="T41">Suriin ang puso, hindi lang ang imahe</text:span></text:span><text:span text:style-name="T41"><text:line-break/>Tanungin ang sarili: Namumuhay ba ako para sa paningin ng tao, o para sa katotohanan sa harap ng Diyos? </text:span></text:p>
        </text:list-item>
      </text:list>
      <text:h text:style-name="Heading_20_2" text:outline-level="2"><text:span text:style-name="Strong_20_Emphasis"><text:span text:style-name="T42">Pangwakas na Kaisipan</text:span></text:span></text:h>
      <text:p text:style-name="P38">Mula sa sinaunang Israel hanggang sa kasalukuyan, laging nakikita ng Diyos ang higit pa sa nakikita ng tao.</text:p>
      <text:p text:style-name="Text_20_body"><text:span text:style-name="T41">Sapagkat sa huli, ang tao ay tumitingin sa panlabas—<text:line-break/></text:span><text:span text:style-name="Strong_20_Emphasis"><text:span text:style-name="T41">ngunit ang Diyos ay laging tumitingin sa puso.</text:span></text:span></text:p>
      <text:p text:style-name="P32"><text:span text:style-name="Strong_20_Emphasis"><text:span text:style-name="T26"/></text:span></text:p>
      <text:p text:style-name="P1"><text:span text:style-name="Strong_20_Emphasis"><text:span text:style-name="T27"/></text:span></text:p>
      <text:p text:style-name="P1"><text:span text:style-name="Strong_20_Emphasis"><text:span text:style-name="T27"/></text:span></text:p>
      <text:p text:style-name="P1"><text:span text:style-name="Strong_20_Emphasis"><text:span text:style-name="T27"/></text:span></text:p>
      <text:p text:style-name="P1"><text:span text:style-name="Strong_20_Emphasis"><text:span text:style-name="T27"/></text:span></text:p>
      <text:p text:style-name="P1"><text:span text:style-name="Strong_20_Emphasis"><text:span text:style-name="T27"/></text:span></text:p>
      <text:p text:style-name="P1"><text:span text:style-name="Strong_20_Emphasis"><text:span text:style-name="T27"/></text:span></text:p>
      <text:p text:style-name="P1"><text:span text:style-name="Strong_20_Emphasis"><text:span text:style-name="T27"/></text:span></text:p>
      <text:p text:style-name="P1"><text:span text:style-name="Strong_20_Emphasis"><text:span text:style-name="T27"/></text:span></text:p>
      <text:p text:style-name="P1"><text:span text:style-name="Strong_20_Emphasis"><text:span text:style-name="T27"/></text:span></text:p>
      <text:p text:style-name="P1"><text:span text:style-name="Strong_20_Emphasis"><text:span text:style-name="T27"/></text:span></text:p>
      <text:p text:style-name="P1"><text:span text:style-name="Strong_20_Emphasis"><text:span text:style-name="T27"/></text:span></text:p>
      <text:p text:style-name="P1"><text:span text:style-name="Strong_20_Emphasis"><text:span text:style-name="T27"/></text:span></text:p>
      <text:p text:style-name="P1"><text:span text:style-name="Strong_20_Emphasis"><text:span text:style-name="T27"/></text:span></text:p>
      <text:p text:style-name="P1"><text:span text:style-name="Strong_20_Emphasis"><text:span text:style-name="T27"/></text:span></text:p>
      <text:p text:style-name="P1"><text:span text:style-name="Strong_20_Emphasis"><text:span text:style-name="T27"/></text:span></text:p>
      <text:p text:style-name="P1"><text:span text:style-name="Strong_20_Emphasis"><text:span text:style-name="T27"/></text:span></text:p>
      <text:p text:style-name="P1"><text:span text:style-name="Strong_20_Emphasis"><text:span text:style-name="T27"/></text:span></text:p>
      <text:p text:style-name="P1"><text:span text:style-name="Strong_20_Emphasis"><text:span text:style-name="T27"/></text:span></text:p>
      <text:p text:style-name="P1"><text:span text:style-name="Strong_20_Emphasis"><text:span text:style-name="T27"/></text:span></text:p>
      <text:p text:style-name="P1"><text:span text:style-name="Strong_20_Emphasis"><text:span text:style-name="T27"/></text:span></text:p>
      <text:h text:style-name="P11" text:outline-level="2"><text:span text:style-name="T30">D</text:span><text:span text:style-name="T29">ay </text:span><text:span text:style-name="T31">6</text:span></text:h>
      <text:p text:style-name="P18">English</text:p>
      <text:h text:style-name="P6" text:outline-level="1"><text:soft-page-break/>Roma 2:26-29</text:h>
      <text:p text:style-name="P43"><text:span text:style-name="T24">MBBTAG</text:span><text:span text:style-name="T25">(</text:span><text:span text:style-name="T24">Magandang Balita Biblia</text:span><text:span text:style-name="T25">)</text:span><text:span text:style-name="T28"> </text:span></text:p>
      <text:p text:style-name="P16"><text:bookmark text:name="tl-MBBTAG-274615"/><text:span text:style-name="T9">26</text:span><text:span text:style-name="T20"> </text:span><text:span text:style-name="T14">Kung ang hindi tuli ay gumagawa batay sa panuntunan ng Kautusan, hindi ba siya ituturing na tuli? </text:span><text:bookmark text:name="tl-MBBTAG-274625"/><text:span text:style-name="T9">27</text:span><text:span text:style-name="T20"> </text:span><text:span text:style-name="T14">Kaya, ikaw na Judiong nasa ilalim ng Kautusan ngunit hindi naman tumutupad nito, ay hahatulan ng mga tumutupad sa Kautusan bagaman hindi sila tinuli. </text:span><text:bookmark text:name="tl-MBBTAG-274635"/><text:span text:style-name="T9">28</text:span><text:span text:style-name="T20"> </text:span><text:span text:style-name="T14">Sapagkat ang pagiging isang tunay na Judio ay hindi dahil sa panlabas na kaanyuan o dahil sa pagtutuli sa laman. </text:span><text:bookmark text:name="tl-MBBTAG-274645"/><text:span text:style-name="T9">29</text:span><text:span text:style-name="T20"> </text:span><text:span text:style-name="T14">Ang tunay na Judio ay ang taong nabago sa puso't kalooban ayon sa Espiritu at hindi ayon sa Kautusang nasusulat. </text:span><text:span text:style-name="T20">Ang papuri sa taong iyon ay mula sa Diyos at hindi mula sa mga tao. </text:span></text:p>
      <text:p text:style-name="P24"/>
      <text:h text:style-name="P9" text:outline-level="2">GUIDE REFLECTION:</text:h>
      <text:p text:style-name="P32"><text:span text:style-name="Strong_20_Emphasis"><text:span text:style-name="T35">Pananaw sa mga Huling Araw</text:span></text:span><text:span text:style-name="Strong_20_Emphasis"><text:span text:style-name="T36"><text:line-break/></text:span></text:span><text:span text:style-name="Strong_20_Emphasis"><text:span text:style-name="Emphasis"><text:span text:style-name="T32">Roma 2:29</text:span></text:span></text:span><text:span text:style-name="Strong_20_Emphasis"><text:span text:style-name="T36"><text:line-break/>“Ang papuri sa taong iyon ay mula sa Diyos at hindi mula sa mga tao.”</text:span></text:span></text:p>
      <text:h text:style-name="Heading_20_2" text:outline-level="2"><text:span text:style-name="Strong_20_Emphasis"><text:span text:style-name="T42">Ang Tunay na Sukatan ng Bayan ng Diyos</text:span></text:span></text:h>
      <text:p text:style-name="P38">Tinapos ni Pablo ang bahaging ito sa pamamagitan ng pagtuon sa kung ano ang tunay na nagtatakda sa bayan ng Diyos sa bawat henerasyon—kahit sa mga huling araw. Ang tanda ng pagiging kabilang sa Diyos ay hindi panlabas na pagkilala, kundi panloob na pagbabagong gawa ng Diyos mismo.</text:p>
      <text:p text:style-name="P38">Ang “pusong nabago” ay patunay ng gawain ng Diyos sa loob ng isang tao. Ang pagbabagong ito ay hindi pansamantalang damdamin o simpleng pag-aayos ng asal, kundi isang malalim na pagbabago na nagbabago sa mga pagnanasa, pagpapahalaga, at direksyon ng buhay.</text:p>
      <text:p text:style-name="P38">Sa ganitong kalagayan, ang tao ay hindi na nabubuhay para sa papuri, pagkilala, o pagtanggap ng tao. Sa halip, ang kanyang pangunahing hangarin ay parangalan ang Diyos at mamuhay nang kalugod-lugod sa Kanya.</text:p>
      <text:p text:style-name="P38">Ipinapakita rin nito ang mas malalim na katotohanan tungkol sa bayan ng Diyos sa mga huling araw. Ang “tunay na Israel” ay hindi na tinutukoy ng lahi, kultura, o relihiyosong pinagmulan, kundi ng pananampalataya kay Cristo at pagbabagong dulot ng Banal na Espiritu.</text:p>
      <text:p text:style-name="P38">Kay Cristo, nawawala ang pagkakahati ng Judio at Hentil. Ang lahat ng kabilang sa Kanya ay nagiging isang bayan ng Diyos—hindi batay sa pisikal na pagkakakilanlan, kundi sa espirituwal na pagbabago.</text:p>
      <text:h text:style-name="Heading_20_2" text:outline-level="2"><text:span text:style-name="Strong_20_Emphasis"><text:span text:style-name="T42">Realidad sa Makabagong Lipunan</text:span></text:span></text:h>
      <text:p text:style-name="P38">Sa kasalukuyang mundo, mas malakas kaysa dati ang pagnanais ng tao sa pagtanggap ng iba:</text:p>
      <text:list xml:id="list699026255" text:style-name="L48">
        <text:list-item>
          <text:p text:style-name="P83"><text:soft-page-break/>Sinusukat ang tagumpay sa likes, followers, at pagkilala </text:p>
        </text:list-item>
        <text:list-item>
          <text:p text:style-name="P83">Marami ang hinahabol ang reputasyon kaysa katuwiran </text:p>
        </text:list-item>
        <text:list-item>
          <text:p text:style-name="P83">May mga namumuhay nang iba sa publiko kaysa sa pribado </text:p>
        </text:list-item>
        <text:list-item>
          <text:p text:style-name="P56">Ang pagpapatunay ng tao ay nagiging mas mahalaga kaysa pagsunod sa Diyos </text:p>
        </text:list-item>
      </text:list>
      <text:p text:style-name="P38">Kahit sa relihiyosong kapaligiran, may tukso ring hanapin ang papuri ng tao:</text:p>
      <text:list xml:id="list597374096" text:style-name="L49">
        <text:list-item>
          <text:p text:style-name="P84">Nais magmukhang espirituwal kaysa tunay na mabago </text:p>
        </text:list-item>
        <text:list-item>
          <text:p text:style-name="P84">Naglilingkod para sa pagkilala kaysa sa pagsunod </text:p>
        </text:list-item>
        <text:list-item>
          <text:p text:style-name="P57">Pinahahalagahan ang titulo, posisyon, at papuri kaysa katapatan sa Diyos </text:p>
        </text:list-item>
      </text:list>
      <text:p text:style-name="P38">Ito ang dahilan kung bakit napakahalaga ng mensahe ni Pablo ngayon. Sa isang kulturang nakatuon sa imahe at pagiging “visible,” tinatawag tayo ng Diyos sa mas malalim—isang pusong naghahanap sa Kanya higit sa lahat.</text:p>
      <text:h text:style-name="Heading_20_2" text:outline-level="2"><text:span text:style-name="Strong_20_Emphasis"><text:span text:style-name="T42">Aplikasyon (Hamon sa Totoong Buhay)</text:span></text:span></text:h>
      <text:list xml:id="list1389154134" text:style-name="L50">
        <text:list-item>
          <text:p text:style-name="P67"><text:span text:style-name="Strong_20_Emphasis"><text:span text:style-name="T41">Ang tunay na pagkakakilanlan ay matatagpuan kay Cristo</text:span></text:span><text:span text:style-name="T41"><text:line-break/>Hindi tayo tinutukoy ng ating pinagmulan, kundi ng ating pagiging kabilang kay Jesus. </text:span></text:p>
        </text:list-item>
        <text:list-item>
          <text:p text:style-name="P67"><text:span text:style-name="Strong_20_Emphasis"><text:span text:style-name="T41">Ang bayan ng Diyos sa huling araw ay pinangungunahan ng Espiritu</text:span></text:span><text:span text:style-name="T41"><text:line-break/>Ang kanilang buhay ay ginagabayan ng Banal na Espiritu, hindi ng presyon ng tao. </text:span></text:p>
        </text:list-item>
        <text:list-item>
          <text:p text:style-name="P37"><text:span text:style-name="Strong_20_Emphasis"><text:span text:style-name="T41">Hinahangad natin ang papuri ng Diyos, hindi ng tao</text:span></text:span><text:span text:style-name="T41"><text:line-break/>Ang layunin ay hindi makita ng tao, kundi maging tapat sa harap ng Diyos. </text:span></text:p>
        </text:list-item>
      </text:list>
      <text:h text:style-name="Heading_20_2" text:outline-level="2"><text:span text:style-name="Strong_20_Emphasis"><text:span text:style-name="T42">Pangwakas na Konklusyon: Ang Tunay na Israelita</text:span></text:span></text:h>
      <text:p text:style-name="P38">Ang tunay na Israelita ay hindi tinutukoy ng:</text:p>
      <text:list xml:id="list1488575202" text:style-name="L51">
        <text:list-item>
          <text:p text:style-name="P85">Pisikal na pinagmulan </text:p>
        </text:list-item>
        <text:list-item>
          <text:p text:style-name="P85">Mga ritwal na panrelihiyon </text:p>
        </text:list-item>
        <text:list-item>
          <text:p text:style-name="P58">Panlabas na anyo </text:p>
        </text:list-item>
      </text:list>
      <text:p text:style-name="P38">Kundi ng:</text:p>
      <text:list xml:id="list2281877715" text:style-name="L52">
        <text:list-item>
          <text:p text:style-name="P86">Isang pusong nabago </text:p>
        </text:list-item>
        <text:list-item>
          <text:p text:style-name="P86">Pagsunod sa Diyos </text:p>
        </text:list-item>
        <text:list-item>
          <text:p text:style-name="P86">Pananampalataya kay Cristo </text:p>
        </text:list-item>
        <text:list-item>
          <text:p text:style-name="P59">Buhay na pinangungunahan ng Espiritu </text:p>
        </text:list-item>
      </text:list>
      <text:h text:style-name="Heading_20_2" text:outline-level="2"><text:span text:style-name="Strong_20_Emphasis"><text:span text:style-name="T42">Pangwakas na Kaisipan</text:span></text:span></text:h>
      <text:p text:style-name="P38">Hindi kailanman nagbago ang pamantayan ng Diyos—mula sa sinaunang Israel hanggang sa mga huling araw.</text:p>
      <text:p text:style-name="Text_20_body"><text:span text:style-name="T41">Hindi Niya sinusukat ang tao batay sa nakikita sa panlabas,<text:line-break/></text:span><text:span text:style-name="Strong_20_Emphasis"><text:span text:style-name="T41">kundi sa katotohanan ng pusong nasa loob.</text:span></text:span></text:p>
      <text:p text:style-name="P32"><text:span text:style-name="Strong_20_Emphasis"><text:span text:style-name="T26"/></text:span></text:p>
      <text:p text:style-name="P1"><text:soft-page-break/><text:span text:style-name="Strong_20_Emphasis"><text:span text:style-name="T27"/></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stem-ui" svg:font-family="system-ui, apple-system, 'Segoe UI', Roboto, Ubuntu, Cantarell, 'Noto Sans', sans-serif, Aria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PH"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en" fo:country="PH"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Times New Roman" fo:font-family="'Times New Roman'" style:font-family-generic="roman" style:font-pitch="variable" fo:font-size="18pt" fo:font-weight="bold" style:font-name-asian="NSimSun" style:font-family-asian="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Times New Roman" fo:font-family="'Times New Roman'" style:font-family-generic="roman" style:font-pitch="variable" fo:font-size="14pt" fo:font-weight="bold" style:font-name-asian="NSimSun" style:font-family-asian="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Times New Roman" fo:font-family="'Times New Roman'" style:font-family-generic="roman" style:font-pitch="variable" fo:font-size="24pt" fo:font-weight="bold" style:font-name-asian="NSimSun" style:font-family-asian="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6-04-25T14:26:07.251000000</meta:creation-date>
    <dc:date>2026-04-25T23:06:02.305000000</dc:date>
    <meta:editing-duration>PT1H18M</meta:editing-duration>
    <meta:editing-cycles>10</meta:editing-cycles>
    <meta:generator>Neat_Office/6.2.8.2$Windows_x86 LibreOffice_project/</meta:generator>
    <meta:document-statistic meta:table-count="0" meta:image-count="0" meta:object-count="0" meta:page-count="17" meta:paragraph-count="254" meta:word-count="4285" meta:character-count="26348" meta:non-whitespace-character-count="22323"/>
  </office:meta>
</office:document-meta>
</file>